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style:text-position="0% 100%" fo:font-size="10pt" fo:font-style="normal" style:text-underline-style="none" fo:font-weight="bold" officeooo:rsid="001f918b" officeooo:paragraph-rsid="001f918b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color="#800000" style:text-line-through-style="none" style:text-line-through-type="none" style:text-position="0% 100%" fo:font-style="normal" style:text-underline-style="solid" style:text-underline-width="auto" style:text-underline-color="font-color" fo:font-weight="normal" officeooo:rsid="0025d197" officeooo:paragraph-rsid="0025d197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800000" style:text-line-through-style="none" style:text-line-through-type="none" style:text-position="0% 100%" fo:font-size="14pt" fo:font-style="italic" style:text-underline-style="solid" style:text-underline-width="auto" style:text-underline-color="font-color" fo:font-weight="normal" officeooo:rsid="0025d197" officeooo:paragraph-rsid="0025d197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style:text-position="0% 100%" fo:font-style="normal" style:text-underline-style="none" fo:font-weight="normal" officeooo:rsid="001f918b" officeooo:paragraph-rsid="001f918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font-style="normal" style:text-underline-style="none" fo:font-weight="normal" officeooo:rsid="001fd814" officeooo:paragraph-rsid="001fd81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font-style="normal" style:text-underline-style="none" fo:font-weight="normal" officeooo:rsid="0021a341" officeooo:paragraph-rsid="0021a34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font-style="normal" style:text-underline-style="none" fo:font-weight="normal" officeooo:rsid="0021a341" officeooo:paragraph-rsid="0022c87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fo:font-style="normal" style:text-underline-style="none" fo:font-weight="normal" officeooo:rsid="0022c87d" officeooo:paragraph-rsid="0022c87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font-style="normal" style:text-underline-style="none" fo:font-weight="normal" officeooo:rsid="002380a7" officeooo:paragraph-rsid="002380a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style:text-underline-style="none" fo:font-weight="normal" officeooo:rsid="00247cf2" officeooo:paragraph-rsid="00247cf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style:text-underline-style="none" fo:font-weight="normal" officeooo:rsid="00256018" officeooo:paragraph-rsid="0025601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style:text-underline-style="none" fo:font-weight="normal" officeooo:rsid="00258ee9" officeooo:paragraph-rsid="00258ee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font-style="normal" style:text-underline-style="none" fo:font-weight="normal" officeooo:rsid="0025d197" officeooo:paragraph-rsid="0025d19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800000" style:text-position="0% 100%" fo:font-style="normal" style:text-underline-style="none" fo:font-weight="normal" officeooo:rsid="0029ee5d" officeooo:paragraph-rsid="0029ee5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800000" style:text-position="0% 100%" fo:font-style="normal" style:text-underline-style="none" fo:font-weight="normal" officeooo:rsid="00305d0a" officeooo:paragraph-rsid="00305d0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800000" style:text-position="0% 100%" fo:font-style="normal" style:text-underline-style="solid" style:text-underline-width="auto" style:text-underline-color="font-color" fo:font-weight="normal" officeooo:rsid="0027c294" officeooo:paragraph-rsid="0027c29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800000" style:text-position="0% 100%" fo:font-style="normal" style:text-underline-style="solid" style:text-underline-width="auto" style:text-underline-color="font-color" fo:font-weight="normal" officeooo:rsid="00295db5" officeooo:paragraph-rsid="00295db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800000" style:text-position="0% 100%" fo:font-style="normal" style:text-underline-style="solid" style:text-underline-width="auto" style:text-underline-color="font-color" fo:font-weight="normal" officeooo:rsid="0029ee5d" officeooo:paragraph-rsid="0029ee5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800000" style:text-position="0% 100%" fo:font-style="normal" style:text-underline-style="solid" style:text-underline-width="auto" style:text-underline-color="font-color" fo:font-weight="normal" officeooo:rsid="002b3265" officeooo:paragraph-rsid="002b326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800000" style:text-position="0% 100%" fo:font-style="normal" style:text-underline-style="solid" style:text-underline-width="auto" style:text-underline-color="font-color" fo:font-weight="normal" officeooo:rsid="00305d0a" officeooo:paragraph-rsid="00305d0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font-style="normal" style:text-underline-style="none" fo:font-weight="normal" officeooo:rsid="002380a7" officeooo:paragraph-rsid="0022c87d" fo:background-color="#ffff0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font-style="normal" style:text-underline-style="none" fo:font-weight="normal" officeooo:rsid="002f4c17" officeooo:paragraph-rsid="002f4c17" fo:background-color="#ffff0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font-style="normal" style:text-underline-style="none" fo:font-weight="normal" officeooo:rsid="0025d197" officeooo:paragraph-rsid="0025d19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position="0% 100%" fo:font-style="normal" style:text-underline-style="none" fo:font-weight="normal" officeooo:rsid="0027c294" officeooo:paragraph-rsid="0027c29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text-position="0% 100%" fo:font-style="normal" style:text-underline-style="none" fo:font-weight="normal" officeooo:rsid="002380a7" officeooo:paragraph-rsid="002380a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text-position="0% 100%" fo:font-style="normal" style:text-underline-style="none" fo:font-weight="normal" officeooo:rsid="0028d0f1" officeooo:paragraph-rsid="0028d0f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text-position="0% 100%" fo:font-style="normal" style:text-underline-style="none" fo:font-weight="normal" officeooo:rsid="00295db5" officeooo:paragraph-rsid="00295db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position="0% 100%" fo:font-style="normal" style:text-underline-style="none" fo:font-weight="normal" officeooo:rsid="0029ee5d" officeooo:paragraph-rsid="0029ee5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position="0% 100%" fo:font-style="normal" style:text-underline-style="none" fo:font-weight="normal" officeooo:rsid="002a4308" officeooo:paragraph-rsid="002a430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text-position="0% 100%" fo:font-style="normal" style:text-underline-style="none" fo:font-weight="normal" officeooo:rsid="002b3265" officeooo:paragraph-rsid="002b326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text-position="0% 100%" fo:font-style="normal" style:text-underline-style="none" fo:font-weight="normal" officeooo:rsid="002b3265" officeooo:paragraph-rsid="002cc7e5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text-position="0% 100%" fo:font-style="normal" style:text-underline-style="none" fo:font-weight="normal" officeooo:rsid="002cc7e5" officeooo:paragraph-rsid="002cc7e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text-position="0% 100%" fo:font-style="normal" style:text-underline-style="none" fo:font-weight="normal" officeooo:rsid="002d84c9" officeooo:paragraph-rsid="002d84c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font-style="normal" style:text-underline-style="none" fo:font-weight="normal" officeooo:rsid="002e9b6a" officeooo:paragraph-rsid="002e9b6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text-position="0% 100%" fo:font-style="normal" style:text-underline-style="none" fo:font-weight="normal" officeooo:rsid="002f4c17" officeooo:paragraph-rsid="002f4c1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position="0% 100%" fo:font-style="normal" style:text-underline-style="none" fo:font-weight="normal" officeooo:rsid="002fbd26" officeooo:paragraph-rsid="002fbd2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position="0% 100%" fo:font-style="normal" style:text-underline-style="none" fo:font-weight="normal" officeooo:rsid="00305d0a" officeooo:paragraph-rsid="00305d0a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officeooo:paragraph-rsid="002cc7e5"/>
    </style:style>
    <style:style style:name="P39" style:family="paragraph" style:parent-style-name="Standard">
      <style:text-properties fo:color="#000000" style:text-position="0% 100%" fo:font-style="normal" style:text-underline-style="none" fo:font-weight="normal" officeooo:rsid="00305d0a" officeooo:paragraph-rsid="00305d0a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style:text-position="0% 100%" fo:font-style="normal" style:text-underline-style="none" fo:font-weight="normal" officeooo:rsid="003101b7" officeooo:paragraph-rsid="003101b7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style:text-position="0% 100%" fo:font-style="normal" style:text-underline-style="none" fo:font-weight="normal" officeooo:rsid="003101b7" officeooo:paragraph-rsid="003101b7" fo:background-color="#ffff0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use-window-font-color="true" style:text-position="0% 100%" fo:font-style="normal" style:text-underline-style="none" fo:font-weight="normal" officeooo:rsid="003101b7" officeooo:paragraph-rsid="003101b7" fo:background-color="#ffff0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990000" style:text-position="0% 100%" fo:font-style="normal" style:text-underline-style="solid" style:text-underline-width="auto" style:text-underline-color="font-color" fo:font-weight="normal" officeooo:rsid="002d84c9" officeooo:paragraph-rsid="002d84c9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a341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560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position="0% 100%" fo:font-style="normal" style:text-underline-style="none" fo:font-weight="normal" officeooo:rsid="002cc7e5" style:font-style-asian="normal" style:font-weight-asian="normal" style:font-style-complex="normal" style:font-weight-complex="normal"/>
    </style:style>
    <style:style style:name="T9" style:family="text">
      <style:text-properties officeooo:rsid="002d84c9"/>
    </style:style>
    <style:style style:name="T10" style:family="text">
      <style:text-properties officeooo:rsid="002f4c17"/>
    </style:style>
    <style:style style:name="T11" style:family="text">
      <style:text-properties officeooo:rsid="00305d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ile commands</text:p>
      <text:p text:style-name="P4"/>
      <text:p text:style-name="P4">1. Listing all file</text:p>
      <text:p text:style-name="P4"/>
      <text:p text:style-name="P4">hduser@ubuntu:~$ <text:span text:style-name="T3">ls</text:span></text:p>
      <text:p text:style-name="P4">abc <text:s text:c="5"/>Documents <text:s text:c="8"/>file.tar <text:s text:c="12"/>Music <text:s text:c="4"/>Public <text:s text:c="4"/>workspace</text:p>
      <text:p text:style-name="P4">anitta <text:s text:c="2"/>Downloads <text:s text:c="8"/>hadoop-2.6.0.tar.gz <text:s/>niit <text:s text:c="5"/>Templates</text:p>
      <text:p text:style-name="P4">Desktop <text:s/>examples.desktop <text:s/>index.html <text:s text:c="10"/>Pictures <text:s/>Videos</text:p>
      <text:p text:style-name="P4">hduser@ubuntu:~$ </text:p>
      <text:p text:style-name="P4"/>
      <text:p text:style-name="P4">2. Formatted listing with hidden files</text:p>
      <text:p text:style-name="P4"/>
      <text:p text:style-name="P4">hduser@ubuntu:~$ <text:span text:style-name="T3">ls -al</text:span></text:p>
      <text:p text:style-name="P4">total 190836</text:p>
      <text:p text:style-name="P4">drwxr-xr-x 21 hduser hduser <text:s text:c="5"/>4096 Feb 18 20:57 .</text:p>
      <text:p text:style-name="P4">drwxr-xr-x <text:s/>4 root <text:s text:c="2"/>root <text:s text:c="7"/>4096 Feb 17 12:26 ..</text:p>
      <text:p text:style-name="P4">-rwxrwxrwx <text:s/>1 hduser hduser <text:s text:c="8"/>0 Feb 18 14:16 abc</text:p>
      <text:p text:style-name="P4">drwxrwxr-x <text:s/>2 hduser hduser <text:s text:c="5"/>4096 Feb 18 15:10 anitta</text:p>
      <text:p text:style-name="P4">-rw------- <text:s/>1 hduser hduser <text:s text:c="5"/>4333 Feb 18 17:24 .bash_history</text:p>
      <text:p text:style-name="P4">-rw-r--r-- <text:s/>1 hduser hduser <text:s text:c="6"/>220 Feb 17 03:02 .bash_logout</text:p>
      <text:p text:style-name="P4">-rw-r--r-- <text:s/>1 hduser hduser <text:s text:c="5"/>3771 Feb 17 03:02 .bashrc</text:p>
      <text:p text:style-name="P4">drwx------ 14 hduser hduser <text:s text:c="5"/>4096 Feb 17 21:13 .cache</text:p>
      <text:p text:style-name="P4">drwx------ 19 hduser hduser <text:s text:c="5"/>4096 Feb 18 21:04 .config</text:p>
      <text:p text:style-name="P4">drwxr-xr-x <text:s/>2 hduser hduser <text:s text:c="5"/>4096 Feb 18 14:56 Desktop</text:p>
      <text:p text:style-name="P4">-rw-r--r-- <text:s/>1 hduser hduser <text:s text:c="7"/>25 Feb 17 03:37 .dmrc</text:p>
      <text:p text:style-name="P4">drwxr-xr-x <text:s/>2 hduser hduser <text:s text:c="5"/>4096 Feb 17 03:38 Documents</text:p>
      <text:p text:style-name="P4">drwxr-xr-x <text:s/>2 hduser hduser <text:s text:c="5"/>4096 Feb 18 17:24 Downloads</text:p>
      <text:p text:style-name="P4">drwxrwxr-x <text:s/>3 hduser hduser <text:s text:c="5"/>4096 Feb 18 14:04 .eclipse</text:p>
      <text:p text:style-name="P4">-rw-r--r-- <text:s/>1 hduser hduser <text:s text:c="5"/>8980 Feb 17 03:02 examples.desktop</text:p>
      <text:p text:style-name="P4">-rw-rw-r-- <text:s/>1 hduser hduser <text:s text:c="4"/>10240 Feb 18 16:31 file.tar</text:p>
      <text:p text:style-name="P4">drwx------ <text:s/>2 hduser hduser <text:s text:c="5"/>4096 Feb 18 16:37 .gconf</text:p>
      <text:p text:style-name="P4">drwx------ <text:s/>3 hduser hduser <text:s text:c="5"/>4096 Feb 18 20:57 .gnupg</text:p>
      <text:p text:style-name="P4">-rw-rw-r-- <text:s/>1 hduser hduser 195257604 Feb 17 12:25 hadoop-2.6.0.tar.gz</text:p>
      <text:p text:style-name="P4">-rw------- <text:s/>1 hduser hduser <text:s text:c="5"/>1908 Feb 18 20:57 .ICEauthority</text:p>
      <text:p text:style-name="P4">-rw-rw-r-- <text:s/>1 hduser hduser <text:s text:c="5"/>1639 Feb 18 16:39 index.html</text:p>
      <text:p text:style-name="P4">drwx------ <text:s/>3 hduser hduser <text:s text:c="5"/>4096 Feb 17 03:38 .local</text:p>
      <text:p text:style-name="P4">drwx------ <text:s/>4 hduser hduser <text:s text:c="5"/>4096 Feb 16 22:34 .mozilla</text:p>
      <text:p text:style-name="P4">drwxr-xr-x <text:s/>2 hduser hduser <text:s text:c="5"/>4096 Feb 17 03:38 Music</text:p>
      <text:p text:style-name="P4">drwxrwxr-x <text:s/>4 hduser hduser <text:s text:c="5"/>4096 Feb 18 17:15 niit</text:p>
      <text:p text:style-name="P4">drwxr-xr-x <text:s/>2 hduser hduser <text:s text:c="5"/>4096 Feb 17 03:38 Pictures</text:p>
      <text:p text:style-name="P4">-rw-r--r-- <text:s/>1 hduser hduser <text:s text:c="6"/>655 Feb 17 03:02 .profile</text:p>
      <text:p text:style-name="P4">drwxr-xr-x <text:s/>2 hduser hduser <text:s text:c="5"/>4096 Feb 17 03:38 Public</text:p>
      <text:p text:style-name="P4">-rw-r--r-- <text:s/>1 hduser hduser <text:s text:c="8"/>0 Feb 17 03:44 .sudo_as_admin_successful</text:p>
      <text:p text:style-name="P4">drwxrwxr-x <text:s/>3 hduser hduser <text:s text:c="5"/>4096 Feb 18 14:06 .swt</text:p>
      <text:p text:style-name="P4">drwxr-xr-x <text:s/>2 hduser hduser <text:s text:c="5"/>4096 Feb 17 03:38 Templates</text:p>
      <text:p text:style-name="P4">drwxr-xr-x <text:s/>2 hduser hduser <text:s text:c="5"/>4096 Feb 17 03:38 Videos</text:p>
      <text:p text:style-name="P4"><text:soft-page-break/>drwxrwxr-x <text:s/>3 hduser hduser <text:s text:c="5"/>4096 Feb 18 14:05 workspace</text:p>
      <text:p text:style-name="P4">-rw------- <text:s/>1 hduser hduser <text:s text:c="7"/>51 Feb 18 20:57 .Xauthority</text:p>
      <text:p text:style-name="P4">-rw------- <text:s/>1 hduser hduser <text:s text:c="7"/>82 Feb 18 20:57 .xsession-errors</text:p>
      <text:p text:style-name="P4">-rw------- <text:s/>1 hduser hduser <text:s text:c="5"/>2400 Feb 18 17:24 .xsession-errors.old</text:p>
      <text:p text:style-name="P4">hduser@ubuntu:~$ </text:p>
      <text:p text:style-name="P4"/>
      <text:p text:style-name="P4">3. Sorting the formatted listing by time modification</text:p>
      <text:p text:style-name="P4"/>
      <text:p text:style-name="P5">hduser@ubuntu:~$ <text:span text:style-name="T3">ls -lt</text:span></text:p>
      <text:p text:style-name="P5">total 190756</text:p>
      <text:p text:style-name="P5">drwxr-xr-x 2 hduser hduser <text:s text:c="5"/>4096 Feb 18 17:24 Downloads</text:p>
      <text:p text:style-name="P5">drwxrwxr-x 4 hduser hduser <text:s text:c="5"/>4096 Feb 18 17:15 niit</text:p>
      <text:p text:style-name="P5">-rw-rw-r-- 1 hduser hduser <text:s text:c="5"/>1639 Feb 18 16:39 index.html</text:p>
      <text:p text:style-name="P5">-rw-rw-r-- 1 hduser hduser <text:s text:c="4"/>10240 Feb 18 16:31 file.tar</text:p>
      <text:p text:style-name="P5">drwxrwxr-x 2 hduser hduser <text:s text:c="5"/>4096 Feb 18 15:10 anitta</text:p>
      <text:p text:style-name="P5">drwxr-xr-x 2 hduser hduser <text:s text:c="5"/>4096 Feb 18 14:56 Desktop</text:p>
      <text:p text:style-name="P5">-rwxrwxrwx 1 hduser hduser <text:s text:c="8"/>0 Feb 18 14:16 abc</text:p>
      <text:p text:style-name="P5">drwxrwxr-x 3 hduser hduser <text:s text:c="5"/>4096 Feb 18 14:05 workspace</text:p>
      <text:p text:style-name="P5">-rw-rw-r-- 1 hduser hduser 195257604 Feb 17 12:25 hadoop-2.6.0.tar.gz</text:p>
      <text:p text:style-name="P5">drwxr-xr-x 2 hduser hduser <text:s text:c="5"/>4096 Feb 17 03:38 Documents</text:p>
      <text:p text:style-name="P5">drwxr-xr-x 2 hduser hduser <text:s text:c="5"/>4096 Feb 17 03:38 Music</text:p>
      <text:p text:style-name="P5">drwxr-xr-x 2 hduser hduser <text:s text:c="5"/>4096 Feb 17 03:38 Pictures</text:p>
      <text:p text:style-name="P5">drwxr-xr-x 2 hduser hduser <text:s text:c="5"/>4096 Feb 17 03:38 Public</text:p>
      <text:p text:style-name="P5">drwxr-xr-x 2 hduser hduser <text:s text:c="5"/>4096 Feb 17 03:38 Templates</text:p>
      <text:p text:style-name="P5">drwxr-xr-x 2 hduser hduser <text:s text:c="5"/>4096 Feb 17 03:38 Videos</text:p>
      <text:p text:style-name="P5">-rw-r--r-- 1 hduser hduser <text:s text:c="5"/>8980 Feb 17 03:02 examples.desktop</text:p>
      <text:p text:style-name="P5">hduser@ubuntu:~$ </text:p>
      <text:p text:style-name="P5"/>
      <text:p text:style-name="P5">4. change <text:s/>directory <text:span text:style-name="T2">to another directory(anitta)</text:span></text:p>
      <text:p text:style-name="P5"/>
      <text:p text:style-name="P6">hduser@ubuntu:~$ <text:span text:style-name="T3">cd anitta</text:span></text:p>
      <text:p text:style-name="P7">hduser@ubuntu:~/anitta$ pwd</text:p>
      <text:p text:style-name="P7">/home/hduser/anitta</text:p>
      <text:p text:style-name="P6"/>
      <text:p text:style-name="P10">OR</text:p>
      <text:p text:style-name="P10"/>
      <text:p text:style-name="P10">hduser@ubuntu:~/anitta$<text:span text:style-name="T3"> cd ..</text:span></text:p>
      <text:p text:style-name="P10">hduser@ubuntu:~$ pwd</text:p>
      <text:p text:style-name="P10">/home/hduser</text:p>
      <text:p text:style-name="P10">hduser@ubuntu:~$ </text:p>
      <text:p text:style-name="P10"/>
      <text:p text:style-name="P8">5. <text:s/>change to home directory</text:p>
      <text:p text:style-name="P8"/>
      <text:p text:style-name="P8">hduser@ubuntu:~/anitta$ <text:span text:style-name="T3">cd</text:span></text:p>
      <text:p text:style-name="P8">hduser@ubuntu:~$ pwd</text:p>
      <text:p text:style-name="P8">/home/hduser</text:p>
      <text:p text:style-name="P8">hduser@ubuntu:~$ </text:p>
      <text:p text:style-name="P8"><text:soft-page-break/></text:p>
      <text:p text:style-name="P8">6. Show current working directory</text:p>
      <text:p text:style-name="P6"/>
      <text:p text:style-name="P8">hduser@ubuntu:~$ pwd</text:p>
      <text:p text:style-name="P8">/home/hduser</text:p>
      <text:p text:style-name="P8"/>
      <text:p text:style-name="P8">7. Create a directoty</text:p>
      <text:p text:style-name="P8"/>
      <text:p text:style-name="P8">hduser@ubuntu:~$ <text:span text:style-name="T3">mkdir anitta</text:span></text:p>
      <text:p text:style-name="P8">hduser@ubuntu:~$ ls</text:p>
      <text:p text:style-name="P8">abc <text:s text:c="5"/>Documents <text:s text:c="8"/>file.tar <text:s text:c="12"/>Music <text:s text:c="4"/>Public <text:s text:c="4"/>workspace</text:p>
      <text:p text:style-name="P8">anitta <text:s text:c="2"/>Downloads <text:s text:c="8"/>hadoop-2.6.0.tar.gz <text:s/>niit <text:s text:c="5"/>Templates</text:p>
      <text:p text:style-name="P8">Desktop <text:s/>examples.desktop <text:s/>index.html <text:s text:c="10"/>Pictures <text:s/>Videos</text:p>
      <text:p text:style-name="P8">hduser@ubuntu:~$ </text:p>
      <text:p text:style-name="P8"/>
      <text:p text:style-name="P8">8. Places standard input into file</text:p>
      <text:p text:style-name="P21"/>
      <text:p text:style-name="P9">hduser@ubuntu:~/anitta$ <text:span text:style-name="T3">cat &gt;file1</text:span></text:p>
      <text:p text:style-name="P9">anitta joseph</text:p>
      <text:p text:style-name="P9">bigdata </text:p>
      <text:p text:style-name="P9">hadoop</text:p>
      <text:p text:style-name="P9">hdfs</text:p>
      <text:p text:style-name="P9">mapreduce</text:p>
      <text:p text:style-name="P9">storing</text:p>
      <text:p text:style-name="P9">and processing</text:p>
      <text:p text:style-name="P9">flume</text:p>
      <text:p text:style-name="P9">zoo keeper</text:p>
      <text:p text:style-name="P9"><text:s text:c="4"/></text:p>
      <text:p text:style-name="P9">line 1 <text:s/></text:p>
      <text:p text:style-name="P9">line 2</text:p>
      <text:p text:style-name="P9">line 3</text:p>
      <text:p text:style-name="P9">line 4</text:p>
      <text:p text:style-name="P9">line 5</text:p>
      <text:p text:style-name="P9">line 6^Z</text:p>
      <text:p text:style-name="P9">[2]+ <text:s/>Stopped <text:s text:c="16"/>cat &gt; file1</text:p>
      <text:p text:style-name="P9">hduser@ubuntu:~/anitta$ </text:p>
      <text:p text:style-name="P9"/>
      <text:p text:style-name="P9">9. Output the content of the file</text:p>
      <text:p text:style-name="P9"/>
      <text:p text:style-name="P9">hduser@ubuntu:~/anitta$ <text:span text:style-name="T3">more file1</text:span></text:p>
      <text:p text:style-name="P9">anitta joseph</text:p>
      <text:p text:style-name="P9">bigdata </text:p>
      <text:p text:style-name="P9">hadoop</text:p>
      <text:p text:style-name="P9">hdfs</text:p>
      <text:p text:style-name="P9">mapreduce</text:p>
      <text:p text:style-name="P9">storing</text:p>
      <text:p text:style-name="P9">and processing</text:p>
      <text:p text:style-name="P9"><text:soft-page-break/>flume</text:p>
      <text:p text:style-name="P9">zoo keeper</text:p>
      <text:p text:style-name="P9"/>
      <text:p text:style-name="P9">line 1</text:p>
      <text:p text:style-name="P9">line 2</text:p>
      <text:p text:style-name="P9">line 3</text:p>
      <text:p text:style-name="P9">line 4</text:p>
      <text:p text:style-name="P9">line 5</text:p>
      <text:p text:style-name="P9"/>
      <text:p text:style-name="P9">OR</text:p>
      <text:p text:style-name="P9"/>
      <text:p text:style-name="P9">hduser@ubuntu:~/anitta$<text:span text:style-name="T3"> cat file1</text:span></text:p>
      <text:p text:style-name="P9">anitta joseph</text:p>
      <text:p text:style-name="P9">bigdata </text:p>
      <text:p text:style-name="P9">hadoop</text:p>
      <text:p text:style-name="P9">hdfs</text:p>
      <text:p text:style-name="P9">mapreduce</text:p>
      <text:p text:style-name="P9">storing</text:p>
      <text:p text:style-name="P9">and processing</text:p>
      <text:p text:style-name="P9">flume</text:p>
      <text:p text:style-name="P9">zoo keeper</text:p>
      <text:p text:style-name="P9"/>
      <text:p text:style-name="P9">line 1</text:p>
      <text:p text:style-name="P9">line 2</text:p>
      <text:p text:style-name="P9">line 3</text:p>
      <text:p text:style-name="P9">line 4</text:p>
      <text:p text:style-name="P9">line 5</text:p>
      <text:p text:style-name="P9">hduser@ubuntu:~/anitta$ </text:p>
      <text:p text:style-name="P9"/>
      <text:p text:style-name="P9">10. <text:s/>Output the first 10 lines of the file</text:p>
      <text:p text:style-name="P9"/>
      <text:p text:style-name="P9">hduser@ubuntu:~/anitta$ <text:span text:style-name="T3">head file1</text:span></text:p>
      <text:p text:style-name="P9">anitta joseph</text:p>
      <text:p text:style-name="P9">bigdata </text:p>
      <text:p text:style-name="P9">hadoop</text:p>
      <text:p text:style-name="P9">hdfs</text:p>
      <text:p text:style-name="P9">mapreduce</text:p>
      <text:p text:style-name="P9">storing</text:p>
      <text:p text:style-name="P9">and processing</text:p>
      <text:p text:style-name="P9">flume</text:p>
      <text:p text:style-name="P9">zoo keeper</text:p>
      <text:p text:style-name="P9"/>
      <text:p text:style-name="P9">hduser@ubuntu:~/anitta$ </text:p>
      <text:p text:style-name="P9"/>
      <text:p text:style-name="P9">11. Output the first 10 lines of the file</text:p>
      <text:p text:style-name="P9"/>
      <text:p text:style-name="P9">hduser@ubuntu:~/anitta$ <text:span text:style-name="T3">tail file1</text:span></text:p>
      <text:p text:style-name="P9"><text:soft-page-break/>storing</text:p>
      <text:p text:style-name="P9">and processing</text:p>
      <text:p text:style-name="P9">flume</text:p>
      <text:p text:style-name="P9">zoo keeper</text:p>
      <text:p text:style-name="P9"/>
      <text:p text:style-name="P9">line 1</text:p>
      <text:p text:style-name="P9">line 2</text:p>
      <text:p text:style-name="P9">line 3</text:p>
      <text:p text:style-name="P9">line 4</text:p>
      <text:p text:style-name="P9">line 5</text:p>
      <text:p text:style-name="P9">hduser@ubuntu:~/anitta$ </text:p>
      <text:p text:style-name="P9"/>
      <text:p text:style-name="P9">12. <text:s/>Output the content of the file as it grows, starting with the last 10 lines</text:p>
      <text:p text:style-name="P9"/>
      <text:p text:style-name="P10">hduser@ubuntu:~/anitta$ <text:span text:style-name="T3">tail -f file1</text:span></text:p>
      <text:p text:style-name="P10">storing</text:p>
      <text:p text:style-name="P10">and processing</text:p>
      <text:p text:style-name="P10">flume</text:p>
      <text:p text:style-name="P10">zoo keeper</text:p>
      <text:p text:style-name="P10"/>
      <text:p text:style-name="P10">line 1</text:p>
      <text:p text:style-name="P10">line 2</text:p>
      <text:p text:style-name="P10">line 3</text:p>
      <text:p text:style-name="P10">line 4</text:p>
      <text:p text:style-name="P10">line 5</text:p>
      <text:p text:style-name="P10">new line 1</text:p>
      <text:p text:style-name="P10">new line 2</text:p>
      <text:p text:style-name="P10">new line 3</text:p>
      <text:p text:style-name="P10">^Z</text:p>
      <text:p text:style-name="P10">[3]+ <text:s/>Stopped <text:s text:c="16"/>tail -f file1</text:p>
      <text:p text:style-name="P10">hduser@ubuntu:~/anitta$ </text:p>
      <text:p text:style-name="P9"/>
      <text:p text:style-name="P10">13. <text:s/>create or update file</text:p>
      <text:p text:style-name="P9"/>
      <text:p text:style-name="P9">hduser@ubuntu:~$ cd anitta</text:p>
      <text:p text:style-name="P9">hduser@ubuntu:~/anitta$ <text:span text:style-name="T3">touch file1</text:span></text:p>
      <text:p text:style-name="P9">hduser@ubuntu:~/anitta$ touch file2</text:p>
      <text:p text:style-name="P9">hduser@ubuntu:~/anitta$ touch file3</text:p>
      <text:p text:style-name="P9">hduser@ubuntu:~/anitta$ touch file4</text:p>
      <text:p text:style-name="P9">hduser@ubuntu:~/anitta$ touch file5</text:p>
      <text:p text:style-name="P9">hduser@ubuntu:~/anitta$ ls</text:p>
      <text:p text:style-name="P9">file1 <text:s/>file2 <text:s/>file3 <text:s/>file4 <text:s/>file5</text:p>
      <text:p text:style-name="P9"/>
      <text:p text:style-name="P10">14. <text:s/>Deleting a file</text:p>
      <text:p text:style-name="P10"/>
      <text:p text:style-name="P10">hduser@ubuntu:~/anitta$ ls</text:p>
      <text:p text:style-name="P10">file1 <text:s/>file2 <text:s/>file3 <text:s/>file4 <text:s/>file5</text:p>
      <text:p text:style-name="P10"><text:soft-page-break/>hduser@ubuntu:~/anitta$ <text:span text:style-name="T3">rm file5</text:span></text:p>
      <text:p text:style-name="P10">hduser@ubuntu:~/anitta$ ls</text:p>
      <text:p text:style-name="P10">file1 <text:s/>file2 <text:s/>file3 <text:s/>file4</text:p>
      <text:p text:style-name="P10">hduser@ubuntu:~/anitta$ </text:p>
      <text:p text:style-name="P9"/>
      <text:p text:style-name="P10">15. deleting the directory</text:p>
      <text:p text:style-name="P10"/>
      <text:p text:style-name="P10">hduser@ubuntu:~$ ls</text:p>
      <text:p text:style-name="P10">abc <text:s text:c="5"/>Documents <text:s text:c="8"/>file.tar <text:s text:c="12"/>Music <text:s text:c="4"/>Public <text:s text:c="4"/>workspace</text:p>
      <text:p text:style-name="P10">anitta <text:s text:c="2"/>Downloads <text:s text:c="8"/>hadoop-2.6.0.tar.gz <text:s/>niit <text:s text:c="5"/>Templates</text:p>
      <text:p text:style-name="P10">Desktop <text:s/>examples.desktop <text:s/>index.html <text:s text:c="10"/>Pictures <text:s/>Videos</text:p>
      <text:p text:style-name="P10">hduser@ubuntu:~$ <text:span text:style-name="T3">rm -r niit</text:span></text:p>
      <text:p text:style-name="P10">hduser@ubuntu:~$ ls</text:p>
      <text:p text:style-name="P10">abc <text:s text:c="5"/>Documents <text:s text:c="8"/>file.tar <text:s text:c="12"/>Music <text:s text:c="4"/>Templates</text:p>
      <text:p text:style-name="P10">anitta <text:s text:c="2"/>Downloads <text:s text:c="8"/>hadoop-2.6.0.tar.gz <text:s/>Pictures <text:s/>Videos</text:p>
      <text:p text:style-name="P10">Desktop <text:s/>examples.desktop <text:s/>index.html <text:s text:c="10"/>Public <text:s text:c="3"/>workspace</text:p>
      <text:p text:style-name="P10">hduser@ubuntu:~$ </text:p>
      <text:p text:style-name="P10"/>
      <text:p text:style-name="P10">16. Force to remove the file</text:p>
      <text:p text:style-name="P10"/>
      <text:p text:style-name="P10">hduser@ubuntu:~/anitta$ ls</text:p>
      <text:p text:style-name="P10">file1 <text:s/>file2 <text:s/>file3 <text:s/>file4</text:p>
      <text:p text:style-name="P10">hduser@ubuntu:~/anitta$ <text:span text:style-name="T3">rm -f file4</text:span></text:p>
      <text:p text:style-name="P10">hduser@ubuntu:~/anitta$ ls</text:p>
      <text:p text:style-name="P10">file1 <text:s/>file2 <text:s/>file3</text:p>
      <text:p text:style-name="P10">hduser@ubuntu:~/anitta$ </text:p>
      <text:p text:style-name="P10"/>
      <text:p text:style-name="P10">17. <text:s/><text:span text:style-name="T5">force to remove the directory</text:span></text:p>
      <text:p text:style-name="P10"/>
      <text:p text:style-name="P11">hduser@ubuntu:~/anitta$ ls</text:p>
      <text:p text:style-name="P11">file1 <text:s/>file2 <text:s/>file3 <text:s/>newdir</text:p>
      <text:p text:style-name="P11">hduser@ubuntu:~/anitta$ <text:span text:style-name="T3">rm -rf newdir</text:span></text:p>
      <text:p text:style-name="P11">hduser@ubuntu:~/anitta$ ls</text:p>
      <text:p text:style-name="P11">file1 <text:s/>file2 <text:s/>file3</text:p>
      <text:p text:style-name="P11">hduser@ubuntu:~/anitta$ </text:p>
      <text:p text:style-name="P11"/>
      <text:p text:style-name="P11">18. copy content of one <text:s/>file to another</text:p>
      <text:p text:style-name="P11"/>
      <text:p text:style-name="P11">hduser@ubuntu:~/anitta$ <text:span text:style-name="T3">cp file1 file2</text:span></text:p>
      <text:p text:style-name="P11">hduser@ubuntu:~/anitta$ more file2</text:p>
      <text:p text:style-name="P11">anitta joseph</text:p>
      <text:p text:style-name="P11">bigdata </text:p>
      <text:p text:style-name="P11">hadoop</text:p>
      <text:p text:style-name="P11">hdfs</text:p>
      <text:p text:style-name="P11">mapreduce</text:p>
      <text:p text:style-name="P11">storing</text:p>
      <text:p text:style-name="P11">and processing</text:p>
      <text:p text:style-name="P11"><text:soft-page-break/>flume</text:p>
      <text:p text:style-name="P11">zoo keeper</text:p>
      <text:p text:style-name="P11"/>
      <text:p text:style-name="P11">line 1</text:p>
      <text:p text:style-name="P11">line 2</text:p>
      <text:p text:style-name="P11">line 3</text:p>
      <text:p text:style-name="P11">line 4</text:p>
      <text:p text:style-name="P11">line 5</text:p>
      <text:p text:style-name="P11">hduser@ubuntu:~/anitta$ </text:p>
      <text:p text:style-name="P11"/>
      <text:p text:style-name="P12">19. copy one directory to another, if the destination is not there then create it</text:p>
      <text:p text:style-name="P12"/>
      <text:p text:style-name="P12">hduser@ubuntu:~/anitta$ cd</text:p>
      <text:p text:style-name="P12">hduser@ubuntu:~$ pwd</text:p>
      <text:p text:style-name="P12">/home/hduser</text:p>
      <text:p text:style-name="P12">hduser@ubuntu:~$ ls</text:p>
      <text:p text:style-name="P12">abc <text:s text:c="5"/>Documents <text:s text:c="8"/>file.tar <text:s text:c="12"/>Music <text:s text:c="4"/>Templates</text:p>
      <text:p text:style-name="P12">anitta <text:s text:c="2"/>Downloads <text:s text:c="8"/>hadoop-2.6.0.tar.gz <text:s/>Pictures <text:s/>Videos</text:p>
      <text:p text:style-name="P12">Desktop <text:s/>examples.desktop <text:s/>index.html <text:s text:c="10"/>Public <text:s text:c="3"/>workspace</text:p>
      <text:p text:style-name="P12">hduser@ubuntu:~$ mkdir newdir</text:p>
      <text:p text:style-name="P12">hduser@ubuntu:~$ ls</text:p>
      <text:p text:style-name="P12">abc <text:s text:c="5"/>Documents <text:s text:c="8"/>file.tar <text:s text:c="12"/>Music <text:s text:c="4"/>Public <text:s text:c="4"/>workspace</text:p>
      <text:p text:style-name="P12">anitta <text:s text:c="2"/>Downloads <text:s text:c="8"/>hadoop-2.6.0.tar.gz <text:s/>newdir <text:s text:c="3"/>Templates</text:p>
      <text:p text:style-name="P12">Desktop <text:s/>examples.desktop <text:s/>index.html <text:s text:c="10"/>Pictures <text:s/>Videos</text:p>
      <text:p text:style-name="P12">hduser@ubuntu:~$ <text:span text:style-name="T3">cp -r newdir anitta</text:span></text:p>
      <text:p text:style-name="P12">hduser@ubuntu:~$ ls</text:p>
      <text:p text:style-name="P12">abc <text:s text:c="5"/>Documents <text:s text:c="8"/>file.tar <text:s text:c="12"/>Music <text:s text:c="4"/>Public <text:s text:c="4"/>workspace</text:p>
      <text:p text:style-name="P12">anitta <text:s text:c="2"/>Downloads <text:s text:c="8"/>hadoop-2.6.0.tar.gz <text:s/>newdir <text:s text:c="3"/>Templates</text:p>
      <text:p text:style-name="P12">Desktop <text:s/>examples.desktop <text:s/>index.html <text:s text:c="10"/>Pictures <text:s/>Videos</text:p>
      <text:p text:style-name="P12">hduser@ubuntu:~$ cd anitta</text:p>
      <text:p text:style-name="P12">hduser@ubuntu:~/anitta$ ls</text:p>
      <text:p text:style-name="P12">file1 <text:s/>file2 <text:s/>file3 <text:s/>newdir</text:p>
      <text:p text:style-name="P12">hduser@ubuntu:~/anitta$ </text:p>
      <text:p text:style-name="P9"/>
      <text:p text:style-name="P12">20. Rename or move one file <text:s/>to another, if destination is existing</text:p>
      <text:p text:style-name="P9"/>
      <text:p text:style-name="P12">hduser@ubuntu:~/anitta$ <text:span text:style-name="T3">mv file2 file3</text:span></text:p>
      <text:p text:style-name="P12">hduser@ubuntu:~/anitta$ ls</text:p>
      <text:p text:style-name="P12">file1 <text:s/>file3 <text:s/>newdir</text:p>
      <text:p text:style-name="P12"/>
      <text:p text:style-name="P13">21. create symbolic link to file</text:p>
      <text:p text:style-name="P13"/>
      <text:p text:style-name="P13">hduser@ubuntu:~/anitta$ <text:span text:style-name="T3">ln -s file1 file1link</text:span></text:p>
      <text:p text:style-name="P13">hduser@ubuntu:~/anitta$ ls</text:p>
      <text:p text:style-name="P13">file1 <text:s/>file1link <text:s/>file3 <text:s/>newdir</text:p>
      <text:p text:style-name="P13">hduser@ubuntu:~/anitta$ cat file1link</text:p>
      <text:p text:style-name="P13">anitta joseph</text:p>
      <text:p text:style-name="P13"><text:soft-page-break/>bigdata </text:p>
      <text:p text:style-name="P13">hadoop</text:p>
      <text:p text:style-name="P13">hdfs</text:p>
      <text:p text:style-name="P13">mapreduce</text:p>
      <text:p text:style-name="P13">storing</text:p>
      <text:p text:style-name="P13">and processing</text:p>
      <text:p text:style-name="P13">flume</text:p>
      <text:p text:style-name="P13">zoo keeper</text:p>
      <text:p text:style-name="P13"/>
      <text:p text:style-name="P13">line 1</text:p>
      <text:p text:style-name="P13">line 2</text:p>
      <text:p text:style-name="P13">line 3</text:p>
      <text:p text:style-name="P13">line 4</text:p>
      <text:p text:style-name="P13">line 5</text:p>
      <text:p text:style-name="P13">hduser@ubuntu:~/anitta$ </text:p>
      <text:p text:style-name="P13"/>
      <text:p text:style-name="P16">Process Management</text:p>
      <text:p text:style-name="P13"/>
      <text:p text:style-name="P24">1. <text:s/>To show the currently working process </text:p>
      <text:p text:style-name="P24"/>
      <text:p text:style-name="P24">hduser@ubuntu:~$ <text:span text:style-name="T4">ps</text:span></text:p>
      <text:p text:style-name="P24"><text:s text:c="2"/>PID TTY <text:s text:c="9"/>TIME CMD</text:p>
      <text:p text:style-name="P24"><text:s/>4358 pts/2 <text:s text:c="3"/>00:00:00 bash</text:p>
      <text:p text:style-name="P24"><text:s/>4613 pts/2 <text:s text:c="3"/>00:00:00 ps</text:p>
      <text:p text:style-name="P24">hduser@ubuntu:~$ </text:p>
      <text:p text:style-name="P24"/>
      <text:p text:style-name="P24">2. Display all running process</text:p>
      <text:p text:style-name="P24"/>
      <text:p text:style-name="P24">hduser@ubuntu:~$<text:span text:style-name="T4"> top</text:span></text:p>
      <text:p text:style-name="P24"/>
      <text:p text:style-name="P24">top - 15:59:49 up 15 min, <text:s/>1 user, <text:s/>load average: 0.15, 0.27, 0.29</text:p>
      <text:p text:style-name="P24">Tasks: 191 total, <text:s text:c="2"/>1 running, 190 sleeping, <text:s text:c="2"/>0 stopped, <text:s text:c="2"/>0 zombie</text:p>
      <text:p text:style-name="P24">%Cpu(s): 13.5 us, <text:s/>5.1 sy, <text:s/>0.0 ni, 81.1 id, <text:s/>0.3 wa, <text:s/>0.0 hi, <text:s/>0.0 si, <text:s/>0.0 st</text:p>
      <text:p text:style-name="P24">KiB Mem : <text:s/>1007376 total, <text:s text:c="3"/>79584 free, <text:s text:c="2"/>645928 used, <text:s text:c="2"/>281864 buff/cache</text:p>
      <text:p text:style-name="P24">KiB Swap: <text:s/>1046524 total, <text:s text:c="2"/>998620 free, <text:s text:c="3"/>47904 used. <text:s text:c="2"/>176600 avail Mem </text:p>
      <text:p text:style-name="P24"/>
      <text:p text:style-name="P24"><text:s text:c="2"/>PID USER <text:s text:c="5"/>PR <text:s/>NI <text:s text:c="3"/>VIRT <text:s text:c="3"/>RES <text:s text:c="3"/>SHR S %CPU %MEM <text:s text:c="4"/>TIME+ COMMAND <text:s text:c="5"/></text:p>
      <text:p text:style-name="P24"><text:s/>3883 hduser <text:s text:c="3"/>20 <text:s text:c="2"/>0 1183824 <text:s/>71172 <text:s/>31004 S 10.9 <text:s/>7.1 <text:s text:c="2"/>0:23.13 compiz <text:s text:c="6"/></text:p>
      <text:p text:style-name="P24"><text:s/>3158 root <text:s text:c="5"/>20 <text:s text:c="2"/>0 <text:s/>312084 <text:s/>42248 <text:s/>12648 S <text:s/>4.3 <text:s/>4.2 <text:s text:c="2"/>0:16.24 Xorg <text:s text:c="8"/></text:p>
      <text:p text:style-name="P24"><text:s/>4351 hduser <text:s text:c="3"/>20 <text:s text:c="2"/>0 <text:s/>661796 <text:s/>28772 <text:s/>21792 S <text:s/>1.0 <text:s/>2.9 <text:s text:c="2"/>0:03.15 gnome-termi+ </text:p>
      <text:p text:style-name="P24"><text:s text:c="4"/>7 root <text:s text:c="5"/>20 <text:s text:c="2"/>0 <text:s text:c="6"/>0 <text:s text:c="5"/>0 <text:s text:c="5"/>0 S <text:s/>0.3 <text:s/>0.0 <text:s text:c="2"/>0:00.88 rcu_sched <text:s text:c="3"/></text:p>
      <text:p text:style-name="P24"><text:s/>3724 hduser <text:s text:c="3"/>20 <text:s text:c="2"/>0 <text:s text:c="2"/>43808 <text:s text:c="2"/>3800 <text:s text:c="2"/>2568 S <text:s/>0.3 <text:s/>0.4 <text:s text:c="2"/>0:00.99 dbus-daemon <text:s/></text:p>
      <text:p text:style-name="P24"><text:s/>3774 hduser <text:s text:c="3"/>20 <text:s text:c="2"/>0 <text:s/>365296 <text:s text:c="2"/>7944 <text:s text:c="2"/>7068 S <text:s/>0.3 <text:s/>0.8 <text:s text:c="2"/>0:00.80 ibus-daemon <text:s/></text:p>
      <text:p text:style-name="P24"><text:s/>3810 hduser <text:s text:c="3"/>20 <text:s text:c="2"/>0 <text:s/>479420 <text:s/>21384 <text:s/>18452 S <text:s/>0.3 <text:s/>2.1 <text:s text:c="2"/>0:00.55 ibus-ui-gtk3 </text:p>
      <text:p text:style-name="P24"><text:s/>3833 hduser <text:s text:c="3"/>20 <text:s text:c="2"/>0 <text:s/>525448 <text:s/>20120 <text:s/>15704 S <text:s/>0.3 <text:s/>2.0 <text:s text:c="2"/>0:00.76 bamfdaemon <text:s text:c="2"/></text:p>
      <text:p text:style-name="P24"><text:s/>3840 hduser <text:s text:c="3"/>20 <text:s text:c="2"/>0 <text:s/>206968 <text:s text:c="2"/>4748 <text:s text:c="2"/>4748 S <text:s/>0.3 <text:s/>0.5 <text:s text:c="2"/>0:00.10 at-spi2-reg+ </text:p>
      <text:p text:style-name="P24"><text:s/>4634 hduser <text:s text:c="3"/>20 <text:s text:c="2"/>0 1238840 156656 <text:s/>97468 S <text:s/>0.3 15.6 <text:s text:c="2"/>0:15.55 soffice.bin <text:s/></text:p>
      <text:p text:style-name="P24"><text:soft-page-break/><text:s/>4695 hduser <text:s text:c="3"/>20 <text:s text:c="2"/>0 <text:s text:c="2"/>48868 <text:s text:c="2"/>3700 <text:s text:c="2"/>3132 R <text:s/>0.3 <text:s/>0.4 <text:s text:c="2"/>0:01.52 top <text:s text:c="9"/></text:p>
      <text:p text:style-name="P24"><text:s text:c="4"/>1 root <text:s text:c="5"/>20 <text:s text:c="2"/>0 <text:s/>119576 <text:s text:c="2"/>4140 <text:s text:c="2"/>2848 S <text:s/>0.0 <text:s/>0.4 <text:s text:c="2"/>0:03.32 systemd <text:s text:c="5"/></text:p>
      <text:p text:style-name="P24"><text:s text:c="4"/>2 root <text:s text:c="5"/>20 <text:s text:c="2"/>0 <text:s text:c="6"/>0 <text:s text:c="5"/>0 <text:s text:c="5"/>0 S <text:s/>0.0 <text:s/>0.0 <text:s text:c="2"/>0:00.00 kthreadd <text:s text:c="4"/></text:p>
      <text:p text:style-name="P24"><text:s text:c="4"/>3 root <text:s text:c="5"/>20 <text:s text:c="2"/>0 <text:s text:c="6"/>0 <text:s text:c="5"/>0 <text:s text:c="5"/>0 S <text:s/>0.0 <text:s/>0.0 <text:s text:c="2"/>0:00.21 ksoftirqd/0 <text:s/></text:p>
      <text:p text:style-name="P24"><text:s text:c="4"/>4 root <text:s text:c="5"/>20 <text:s text:c="2"/>0 <text:s text:c="6"/>0 <text:s text:c="5"/>0 <text:s text:c="5"/>0 S <text:s/>0.0 <text:s/>0.0 <text:s text:c="2"/>0:00.11 kworker/0:0 <text:s/></text:p>
      <text:p text:style-name="P24"><text:s text:c="4"/>5 root <text:s text:c="6"/>0 -20 <text:s text:c="6"/>0 <text:s text:c="5"/>0 <text:s text:c="5"/>0 S <text:s/>0.0 <text:s/>0.0 <text:s text:c="2"/>0:00.00 kworker/0:0H </text:p>
      <text:p text:style-name="P24"><text:s text:c="4"/>8 root <text:s text:c="5"/>20 <text:s text:c="2"/>0 <text:s text:c="6"/>0 <text:s text:c="5"/>0 <text:s text:c="5"/>0 S <text:s/>0.0 <text:s/>0.0 <text:s text:c="2"/>0:00.00 rcu_bh <text:s text:c="6"/></text:p>
      <text:p text:style-name="P24">[1]+ <text:s/>Stopped <text:s text:c="16"/>top</text:p>
      <text:p text:style-name="P24">hduser@ubuntu:~$ </text:p>
      <text:p text:style-name="P9"/>
      <text:p text:style-name="P9"/>
      <text:p text:style-name="P24">3. kill the process with given pid</text:p>
      <text:p text:style-name="P24"/>
      <text:p text:style-name="P24">hduser@ubuntu:~$ <text:span text:style-name="T4">ps</text:span></text:p>
      <text:p text:style-name="P24"><text:s text:c="2"/>PID TTY <text:s text:c="9"/>TIME CMD</text:p>
      <text:p text:style-name="P24"><text:s/>4358 pts/2 <text:s text:c="3"/>00:00:00 bash</text:p>
      <text:p text:style-name="P24"><text:s/>4695 pts/2 <text:s text:c="3"/>00:00:01 top</text:p>
      <text:p text:style-name="P24"><text:s/>4740 pts/2 <text:s text:c="3"/>00:00:00 ps</text:p>
      <text:p text:style-name="P24">hduser@ubuntu:~$ kill 4695</text:p>
      <text:p text:style-name="P24"/>
      <text:p text:style-name="P24">4. kill all process named processing</text:p>
      <text:p text:style-name="P24"/>
      <text:p text:style-name="P26">hduser@ubuntu:~$ <text:span text:style-name="T4">killall 4695</text:span></text:p>
      <text:p text:style-name="P26"/>
      <text:p text:style-name="P26">5. will kill all process matching pattern</text:p>
      <text:p text:style-name="P26"/>
      <text:p text:style-name="P26">hduser@ubuntu:~$ <text:span text:style-name="T4">pkill pattern</text:span></text:p>
      <text:p text:style-name="P26"/>
      <text:p text:style-name="P26">5. list stopped or background jobs, resume a stopped job in the background</text:p>
      <text:p text:style-name="P26"/>
      <text:p text:style-name="P26">hduser@ubuntu:~$ <text:span text:style-name="T4">bg</text:span></text:p>
      <text:p text:style-name="P26">[1]+ top &amp;</text:p>
      <text:p text:style-name="P26"/>
      <text:p text:style-name="P26">[1]+ <text:s/>Stopped <text:s text:c="16"/>top</text:p>
      <text:p text:style-name="P26">hduser@ubuntu:~$ </text:p>
      <text:p text:style-name="P26"/>
      <text:p text:style-name="P26">6. brings the <text:s/>most recent job to foreground</text:p>
      <text:p text:style-name="P26"/>
      <text:p text:style-name="P26">hduser@ubuntu:~$ <text:span text:style-name="T4">fg</text:span></text:p>
      <text:p text:style-name="P26">top</text:p>
      <text:p text:style-name="P26"/>
      <text:p text:style-name="P26">hduser@ubuntu:~$ </text:p>
      <text:p text:style-name="P26"/>
      <text:p text:style-name="P26">7. <text:s/>Brings job <text:s/>n to the foreground</text:p>
      <text:p text:style-name="P26"/>
      <text:p text:style-name="P27">hduser@ubuntu:~$ <text:span text:style-name="T4">fg n</text:span></text:p>
      <text:p text:style-name="P27">bash: fg: n: no such job</text:p>
      <text:p text:style-name="P27"><text:soft-page-break/>hduser@ubuntu:~$ </text:p>
      <text:p text:style-name="P27"/>
      <text:p text:style-name="P17">File Permission </text:p>
      <text:p text:style-name="P17"/>
      <text:p text:style-name="P17"/>
      <text:p text:style-name="P27">1. change the permission of the file to octal,</text:p>
      <text:p text:style-name="P27"/>
      <text:p text:style-name="P27">hduser@ubuntu:~/anitta$ pwd</text:p>
      <text:p text:style-name="P27">/home/hduser/anitta</text:p>
      <text:p text:style-name="P27">hduser@ubuntu:~/anitta$ ls </text:p>
      <text:p text:style-name="P27">file1 <text:s/>file1link <text:s/>file3 <text:s/>newdir</text:p>
      <text:p text:style-name="P27">hduser@ubuntu:~/anitta$ <text:span text:style-name="T4">chmod 777 file1</text:span></text:p>
      <text:p text:style-name="P27">hduser@ubuntu:~/anitta$ ls</text:p>
      <text:p text:style-name="P27">file1 <text:s/>file1link <text:s/>file3 <text:s/>newdir</text:p>
      <text:p text:style-name="P27"/>
      <text:p text:style-name="P27"/>
      <text:p text:style-name="P18">System information</text:p>
      <text:p text:style-name="P14"/>
      <text:p text:style-name="P28">1. show the current date and time</text:p>
      <text:p text:style-name="P28"/>
      <text:p text:style-name="P28">hduser@ubuntu:~/anitta$ <text:span text:style-name="T4">date</text:span></text:p>
      <text:p text:style-name="P28">Sun Feb 19 16:33:45 IST 2017</text:p>
      <text:p text:style-name="P28">hduser@ubuntu:~/anitta$ </text:p>
      <text:p text:style-name="P28"/>
      <text:p text:style-name="P28">2. show this month’s calender</text:p>
      <text:p text:style-name="P28"/>
      <text:p text:style-name="P28">hduser@ubuntu:~/anitta$ <text:span text:style-name="T4">cal</text:span></text:p>
      <text:p text:style-name="P28"><text:s text:c="3"/>February 2017 <text:s text:c="5"/></text:p>
      <text:p text:style-name="P28">Su Mo Tu We Th Fr Sa <text:s/></text:p>
      <text:p text:style-name="P28"><text:s text:c="10"/>1 <text:s/>2 <text:s/>3 <text:s/>4 <text:s/></text:p>
      <text:p text:style-name="P28"><text:s/>5 <text:s/>6 <text:s/>7 <text:s/>8 <text:s/>9 10 11 <text:s/></text:p>
      <text:p text:style-name="P28">12 13 14 15 16 17 18 <text:s/></text:p>
      <text:p text:style-name="P28"><text:span text:style-name="T6">19 </text:span>20 21 22 23 24 25 <text:s/></text:p>
      <text:p text:style-name="P28">26 27 28 <text:s text:c="13"/></text:p>
      <text:p text:style-name="P28"><text:s text:c="22"/></text:p>
      <text:p text:style-name="P28">hduser@ubuntu:~/anitta$ </text:p>
      <text:p text:style-name="P28"/>
      <text:p text:style-name="P28">3. show the current uptime</text:p>
      <text:p text:style-name="P28"/>
      <text:p text:style-name="P29">hduser@ubuntu:~/anitta$ <text:span text:style-name="T4">uptime</text:span></text:p>
      <text:p text:style-name="P29"/>
      <text:p text:style-name="P29"><text:s/>16:37:24 up 52 min, <text:s/>1 user, <text:s/>load average: 0.20, 0.13, 0.09</text:p>
      <text:p text:style-name="P29">hduser@ubuntu:~/anitta$ </text:p>
      <text:p text:style-name="P29"/>
      <text:p text:style-name="P29">4. display who is on line</text:p>
      <text:p text:style-name="P29"/>
      <text:p text:style-name="P29">hduser@ubuntu:~/anitta$ <text:span text:style-name="T4">w</text:span></text:p>
      <text:p text:style-name="P29"><text:soft-page-break/><text:s/>16:38:13 up 53 min, <text:s/>1 user, <text:s/>load average: 0.19, 0.14, 0.09</text:p>
      <text:p text:style-name="P29">USER <text:s text:c="4"/>TTY <text:s text:c="5"/>FROM <text:s text:c="12"/>LOGIN@ <text:s text:c="2"/>IDLE <text:s text:c="2"/>JCPU <text:s text:c="2"/>PCPU WHAT</text:p>
      <text:p text:style-name="P29">hduser <text:s text:c="2"/>tty7 <text:s text:c="4"/>:0 <text:s text:c="14"/>15:45 <text:s text:c="2"/>53:12 <text:s/>47.34s <text:s/>0.41s /sbin/upstart -</text:p>
      <text:p text:style-name="P29">hduser@ubuntu:~/anitta$ </text:p>
      <text:p text:style-name="P29"/>
      <text:p text:style-name="P29">5. who you logged in as</text:p>
      <text:p text:style-name="P29"/>
      <text:p text:style-name="P29">hduser@ubuntu:~/anitta$ <text:span text:style-name="T4">whoami</text:span></text:p>
      <text:p text:style-name="P29">hduser</text:p>
      <text:p text:style-name="P29">hduser@ubuntu:~/anitta$ </text:p>
      <text:p text:style-name="P29"/>
      <text:p text:style-name="P29">6. <text:s/>display information about the user</text:p>
      <text:p text:style-name="P29"/>
      <text:p text:style-name="P29">hduser@ubuntu:~/anitta$ <text:span text:style-name="T4">finger user</text:span></text:p>
      <text:p text:style-name="P29">Login: hplip <text:s text:c="9"/><text:tab/><text:tab/><text:tab/>Name: HPLIP system user</text:p>
      <text:p text:style-name="P29">Directory: /var/run/hplip <text:s text:c="10"/><text:tab/>Shell: /bin/false</text:p>
      <text:p text:style-name="P29">Never logged in.</text:p>
      <text:p text:style-name="P29">No mail.</text:p>
      <text:p text:style-name="P29">No Plan.</text:p>
      <text:p text:style-name="P29">hduser@ubuntu:~/anitta$ </text:p>
      <text:p text:style-name="P29"/>
      <text:p text:style-name="P29">7. show kernel information</text:p>
      <text:p text:style-name="P29"/>
      <text:p text:style-name="P29">hduser@ubuntu:~/anitta$ <text:span text:style-name="T4">uname -a</text:span></text:p>
      <text:p text:style-name="P29">Linux ubuntu 4.4.0-31-generic #50-Ubuntu SMP Wed Jul 13 00:07:12 UTC 2016 x86_64 x86_64 x86_64 GNU/Linux</text:p>
      <text:p text:style-name="P29">hduser@ubuntu:~/anitta$ </text:p>
      <text:p text:style-name="P29"/>
      <text:p text:style-name="P29">8. cpu information</text:p>
      <text:p text:style-name="P29"/>
      <text:p text:style-name="P29">hduser@ubuntu:~/anitta$ cat /proc/cpuinfo</text:p>
      <text:p text:style-name="P29">processor<text:tab/>: 0</text:p>
      <text:p text:style-name="P29">vendor_id<text:tab/>: GenuineIntel</text:p>
      <text:p text:style-name="P29">cpu family<text:tab/>: 6</text:p>
      <text:p text:style-name="P29">model<text:tab/><text:tab/>: 37</text:p>
      <text:p text:style-name="P29">model name<text:tab/>: Intel(R) Core(TM) i3 CPU <text:s text:c="6"/>M 380 <text:s/>@ 2.53GHz</text:p>
      <text:p text:style-name="P29">stepping<text:tab/>: 5</text:p>
      <text:p text:style-name="P29">microcode<text:tab/>: 0x2</text:p>
      <text:p text:style-name="P29">cpu MHz<text:tab/><text:tab/>: 2527.039</text:p>
      <text:p text:style-name="P29">cache size<text:tab/>: 3072 KB</text:p>
      <text:p text:style-name="P29">physical id<text:tab/>: 0</text:p>
      <text:p text:style-name="P29">siblings<text:tab/>: 1</text:p>
      <text:p text:style-name="P29">core id<text:tab/><text:tab/>: 0</text:p>
      <text:p text:style-name="P29">cpu cores<text:tab/>: 1</text:p>
      <text:p text:style-name="P29">apicid<text:tab/><text:tab/>: 0</text:p>
      <text:p text:style-name="P29">initial apicid<text:tab/>: 0</text:p>
      <text:p text:style-name="P29">fpu<text:tab/><text:tab/>: yes</text:p>
      <text:p text:style-name="P29"><text:soft-page-break/>fpu_exception<text:tab/>: yes</text:p>
      <text:p text:style-name="P29">cpuid level<text:tab/>: 11</text:p>
      <text:p text:style-name="P29">wp<text:tab/><text:tab/>: yes</text:p>
      <text:p text:style-name="P29">flags<text:tab/><text:tab/>: fpu vme de pse tsc msr pae mce cx8 apic sep mtrr pge mca cmov pat pse36 clflush dts mmx fxsr sse sse2 ss syscall nx rdtscp lm constant_tsc arch_perfmon pebs bts nopl xtopology tsc_reliable nonstop_tsc aperfmperf pni ssse3 cx16 sse4_1 sse4_2 x2apic popcnt hypervisor lahf_lm dtherm arat</text:p>
      <text:p text:style-name="P29">bugs<text:tab/><text:tab/>:</text:p>
      <text:p text:style-name="P29">bogomips<text:tab/>: 5054.07</text:p>
      <text:p text:style-name="P29">clflush size<text:tab/>: 64</text:p>
      <text:p text:style-name="P29">cache_alignment<text:tab/>: 64</text:p>
      <text:p text:style-name="P29">address sizes<text:tab/>: 40 bits physical, 48 bits virtual</text:p>
      <text:p text:style-name="P29">power management:</text:p>
      <text:p text:style-name="P29"/>
      <text:p text:style-name="P29">hduser@ubuntu:~/anitta$ </text:p>
      <text:p text:style-name="P29"/>
      <text:p text:style-name="P29">9. <text:s/>memory information</text:p>
      <text:p text:style-name="P29"/>
      <text:p text:style-name="P29">hduser@ubuntu:~/anitta$<text:span text:style-name="T4"> cat /proc/meminfo</text:span></text:p>
      <text:p text:style-name="P29">MemTotal: <text:s text:c="7"/>1007376 kB</text:p>
      <text:p text:style-name="P29">MemFree: <text:s text:c="9"/>107256 kB</text:p>
      <text:p text:style-name="P29">MemAvailable: <text:s text:c="4"/>244804 kB</text:p>
      <text:p text:style-name="P29">Buffers: <text:s text:c="10"/>13388 kB</text:p>
      <text:p text:style-name="P29">Cached: <text:s text:c="10"/>235332 kB</text:p>
      <text:p text:style-name="P29">SwapCached: <text:s text:c="7"/>15688 kB</text:p>
      <text:p text:style-name="P29">Active: <text:s text:c="10"/>376508 kB</text:p>
      <text:p text:style-name="P29">Inactive: <text:s text:c="8"/>381472 kB</text:p>
      <text:p text:style-name="P29">Active(anon): <text:s text:c="4"/>246088 kB</text:p>
      <text:p text:style-name="P29">Inactive(anon): <text:s text:c="2"/>266096 kB</text:p>
      <text:p text:style-name="P29">Active(file): <text:s text:c="4"/>130420 kB</text:p>
      <text:p text:style-name="P29">Inactive(file): <text:s text:c="2"/>115376 kB</text:p>
      <text:p text:style-name="P29">Unevictable: <text:s text:c="9"/>32 kB</text:p>
      <text:p text:style-name="P29">Mlocked: <text:s text:c="13"/>32 kB</text:p>
      <text:p text:style-name="P29">SwapTotal: <text:s text:c="6"/>1046524 kB</text:p>
      <text:p text:style-name="P29">SwapFree: <text:s text:c="8"/>954472 kB</text:p>
      <text:p text:style-name="P29">Dirty: <text:s text:c="15"/>28 kB</text:p>
      <text:p text:style-name="P29">Writeback: <text:s text:c="12"/>0 kB</text:p>
      <text:p text:style-name="P29">AnonPages: <text:s text:c="7"/>496788 kB</text:p>
      <text:p text:style-name="P29">Mapped: <text:s text:c="10"/>115296 kB</text:p>
      <text:p text:style-name="P29">Shmem: <text:s text:c="13"/>2924 kB</text:p>
      <text:p text:style-name="P29">Slab: <text:s text:c="13"/>70096 kB</text:p>
      <text:p text:style-name="P29">SReclaimable: <text:s text:c="5"/>38720 kB</text:p>
      <text:p text:style-name="P29">SUnreclaim: <text:s text:c="7"/>31376 kB</text:p>
      <text:p text:style-name="P29">KernelStack: <text:s text:c="7"/>7344 kB</text:p>
      <text:p text:style-name="P29">PageTables: <text:s text:c="7"/>26940 kB</text:p>
      <text:p text:style-name="P29">NFS_Unstable: <text:s text:c="9"/>0 kB</text:p>
      <text:p text:style-name="P29">Bounce: <text:s text:c="15"/>0 kB</text:p>
      <text:p text:style-name="P29"><text:soft-page-break/>WritebackTmp: <text:s text:c="9"/>0 kB</text:p>
      <text:p text:style-name="P29">CommitLimit: <text:s text:c="4"/>1550212 kB</text:p>
      <text:p text:style-name="P29">Committed_AS: <text:s text:c="3"/>3193656 kB</text:p>
      <text:p text:style-name="P29">VmallocTotal: <text:s text:c="2"/>34359738367 kB</text:p>
      <text:p text:style-name="P29">VmallocUsed: <text:s text:c="10"/>0 kB</text:p>
      <text:p text:style-name="P29">VmallocChunk: <text:s text:c="9"/>0 kB</text:p>
      <text:p text:style-name="P29">HardwareCorrupted: <text:s text:c="4"/>0 kB</text:p>
      <text:p text:style-name="P29">AnonHugePages: <text:s text:c="3"/>278528 kB</text:p>
      <text:p text:style-name="P29">CmaTotal: <text:s text:c="13"/>0 kB</text:p>
      <text:p text:style-name="P29">CmaFree: <text:s text:c="14"/>0 kB</text:p>
      <text:p text:style-name="P29">HugePages_Total: <text:s text:c="6"/>0</text:p>
      <text:p text:style-name="P29">HugePages_Free: <text:s text:c="7"/>0</text:p>
      <text:p text:style-name="P29">HugePages_Rsvd: <text:s text:c="7"/>0</text:p>
      <text:p text:style-name="P29">HugePages_Surp: <text:s text:c="7"/>0</text:p>
      <text:p text:style-name="P29">Hugepagesize: <text:s text:c="6"/>2048 kB</text:p>
      <text:p text:style-name="P29">DirectMap4k: <text:s text:c="6"/>77696 kB</text:p>
      <text:p text:style-name="P29">DirectMap2M: <text:s text:c="5"/>970752 kB</text:p>
      <text:p text:style-name="P29">hduser@ubuntu:~/anitta$ </text:p>
      <text:p text:style-name="P29"/>
      <text:p text:style-name="P29">10. show the manual for commands</text:p>
      <text:p text:style-name="P29"/>
      <text:p text:style-name="P29">hduser@ubuntu:~/anitta$ <text:span text:style-name="T4">man command</text:span></text:p>
      <text:p text:style-name="P29">No manual entry for command</text:p>
      <text:p text:style-name="P29">hduser@ubuntu:~/anitta$ </text:p>
      <text:p text:style-name="P29"/>
      <text:p text:style-name="P29">11. show the disk usage</text:p>
      <text:p text:style-name="P29"/>
      <text:p text:style-name="P30">hduser@ubuntu:~/anitta$ <text:span text:style-name="T4">df</text:span></text:p>
      <text:p text:style-name="P30">Filesystem <text:s text:c="4"/>1K-blocks <text:s text:c="3"/>Used Available Use% Mounted on</text:p>
      <text:p text:style-name="P30">udev <text:s text:c="13"/>484412 <text:s text:c="6"/>0 <text:s text:c="3"/>484412 <text:s text:c="2"/>0% /dev</text:p>
      <text:p text:style-name="P30">tmpfs <text:s text:c="12"/>100740 <text:s text:c="3"/>6440 <text:s text:c="4"/>94300 <text:s text:c="2"/>7% /run</text:p>
      <text:p text:style-name="P30">/dev/sda1 <text:s text:c="6"/>19478204 5651976 <text:s/>12813748 <text:s/>31% /</text:p>
      <text:p text:style-name="P30">tmpfs <text:s text:c="12"/>503688 <text:s text:c="4"/>212 <text:s text:c="3"/>503476 <text:s text:c="2"/>1% /dev/shm</text:p>
      <text:p text:style-name="P30">tmpfs <text:s text:c="14"/>5120 <text:s text:c="6"/>4 <text:s text:c="5"/>5116 <text:s text:c="2"/>1% /run/lock</text:p>
      <text:p text:style-name="P30">tmpfs <text:s text:c="12"/>503688 <text:s text:c="6"/>0 <text:s text:c="3"/>503688 <text:s text:c="2"/>0% /sys/fs/cgroup</text:p>
      <text:p text:style-name="P30">tmpfs <text:s text:c="12"/>100740 <text:s text:c="5"/>60 <text:s text:c="3"/>100680 <text:s text:c="2"/>1% /run/user/1000</text:p>
      <text:p text:style-name="P30">/dev/sr0 <text:s text:c="10"/>46914 <text:s text:c="2"/>46914 <text:s text:c="8"/>0 100% /media/hduser/CDROM</text:p>
      <text:p text:style-name="P30">/dev/sr1 <text:s text:c="8"/>1477840 1477840 <text:s text:c="8"/>0 100% /media/hduser/Ubuntu 16.04.1 LTS amd64</text:p>
      <text:p text:style-name="P30">hduser@ubuntu:~/anitta$ </text:p>
      <text:p text:style-name="P30"/>
      <text:p text:style-name="P30">12. show the directory space usage</text:p>
      <text:p text:style-name="P30"/>
      <text:p text:style-name="P30">hduser@ubuntu:~/anitta$<text:span text:style-name="T4"> du</text:span></text:p>
      <text:p text:style-name="P30">4<text:tab/>./newdir</text:p>
      <text:p text:style-name="P30">16<text:tab/>.</text:p>
      <text:p text:style-name="P30">hduser@ubuntu:~/anitta$ </text:p>
      <text:p text:style-name="P30"/>
      <text:p text:style-name="P30"><text:soft-page-break/>13. show the memory and swap usage</text:p>
      <text:p text:style-name="P30"/>
      <text:p text:style-name="P30">hduser@ubuntu:~/anitta$ <text:span text:style-name="T4">free</text:span></text:p>
      <text:p text:style-name="P30"><text:s text:c="14"/>total <text:s text:c="7"/>used <text:s text:c="7"/>free <text:s text:c="5"/>shared <text:s/>buff/cache <text:s text:c="2"/>available</text:p>
      <text:p text:style-name="P30">Mem: <text:s text:c="7"/>1007376 <text:s text:c="5"/>585464 <text:s text:c="5"/>100148 <text:s text:c="7"/>2948 <text:s text:c="5"/>321764 <text:s text:c="5"/>240604</text:p>
      <text:p text:style-name="P30">Swap: <text:s text:c="6"/>1046524 <text:s text:c="6"/>91980 <text:s text:c="5"/>954544</text:p>
      <text:p text:style-name="P30">hduser@ubuntu:~/anitta$ </text:p>
      <text:p text:style-name="P30"/>
      <text:p text:style-name="P30">14. show possible location of app</text:p>
      <text:p text:style-name="P30"/>
      <text:p text:style-name="P30">hduser@ubuntu:~$ <text:span text:style-name="T4">whereis app</text:span></text:p>
      <text:p text:style-name="P30">app:</text:p>
      <text:p text:style-name="P30">hduser@ubuntu:~$ </text:p>
      <text:p text:style-name="P30"/>
      <text:p text:style-name="P31">15. show which application will be run <text:s/>by default</text:p>
      <text:p text:style-name="P30"/>
      <text:p text:style-name="P30">hduser@ubuntu:~$ <text:span text:style-name="T4">which app</text:span></text:p>
      <text:p text:style-name="P30">hduser@ubuntu:~$ </text:p>
      <text:p text:style-name="P30"/>
      <text:p text:style-name="P19">Searching</text:p>
      <text:p text:style-name="P19"><text:span text:style-name="T7"/></text:p>
      <text:p text:style-name="P32">1. search for a pattern (line)in file</text:p>
      <text:p text:style-name="P32"/>
      <text:p text:style-name="P32">hduser@ubuntu:~/anitta$ <text:span text:style-name="T4">grep line file1</text:span></text:p>
      <text:p text:style-name="P32">line 1</text:p>
      <text:p text:style-name="P32">line 2</text:p>
      <text:p text:style-name="P32">line 3</text:p>
      <text:p text:style-name="P32">line 4</text:p>
      <text:p text:style-name="P32">line 5</text:p>
      <text:p text:style-name="P32">hduser@ubuntu:~/anitta$ </text:p>
      <text:p text:style-name="P32"/>
      <text:p text:style-name="P32">2. search for recursively for pattern in directory</text:p>
      <text:p text:style-name="P32"/>
      <text:p text:style-name="P32">hduser@ubuntu:~/anitta$ <text:span text:style-name="T4">grep -r line file1</text:span></text:p>
      <text:p text:style-name="P32">line 1</text:p>
      <text:p text:style-name="P32">line 2</text:p>
      <text:p text:style-name="P32">line 3</text:p>
      <text:p text:style-name="P32">line 4</text:p>
      <text:p text:style-name="P32">line 5</text:p>
      <text:p text:style-name="P38"><text:span text:style-name="T8">hduser@ubuntu</text:span><text:span text:style-name="T8">:~/anitta$</text:span></text:p>
      <text:p text:style-name="P32"/>
      <text:p text:style-name="P32">3. search pattern in <text:s/>the output of <text:s/>a command</text:p>
      <text:p text:style-name="P32"/>
      <text:p text:style-name="P32">hduser@ubuntu:~/anitta$ command | grep line</text:p>
      <text:p text:style-name="P32">hduser@ubuntu:~/anitta$ <text:span text:style-name="T4">command | grep line file1</text:span></text:p>
      <text:p text:style-name="P32">line 1</text:p>
      <text:p text:style-name="P32">line 2</text:p>
      <text:p text:style-name="P32"><text:soft-page-break/>line 3</text:p>
      <text:p text:style-name="P32">line 4</text:p>
      <text:p text:style-name="P32">line 5</text:p>
      <text:p text:style-name="P32">hduser@ubuntu:~/anitta$ </text:p>
      <text:p text:style-name="P32"/>
      <text:p text:style-name="P32">4. find all the instance of the file</text:p>
      <text:p text:style-name="P32"/>
      <text:p text:style-name="P32">hduser@ubuntu:~/anitta$ <text:span text:style-name="T4">locate file1</text:span></text:p>
      <text:p text:style-name="P32">/home/hduser/anitta/file1</text:p>
      <text:p text:style-name="P32">/home/hduser/anitta/file1link</text:p>
      <text:p text:style-name="P32">/usr/share/doc/libsndfile1</text:p>
      <text:p text:style-name="P32">/usr/share/doc/libxkbfile1</text:p>
      <text:p text:style-name="P32">/usr/share/doc/libsndfile1/changelog.Debian.gz</text:p>
      <text:p text:style-name="P32">/usr/share/doc/libsndfile1/copyright</text:p>
      <text:p text:style-name="P32">/usr/share/doc/libxkbfile1/changelog.Debian.gz</text:p>
      <text:p text:style-name="P32">/usr/share/doc/libxkbfile1/copyright</text:p>
      <text:p text:style-name="P32">/var/lib/dpkg/info/libsndfile1:amd64.list</text:p>
      <text:p text:style-name="P32">/var/lib/dpkg/info/libsndfile1:amd64.md5sums</text:p>
      <text:p text:style-name="P32">/var/lib/dpkg/info/libsndfile1:amd64.shlibs</text:p>
      <text:p text:style-name="P32">/var/lib/dpkg/info/libsndfile1:amd64.symbols</text:p>
      <text:p text:style-name="P32">/var/lib/dpkg/info/libsndfile1:amd64.triggers</text:p>
      <text:p text:style-name="P32">/var/lib/dpkg/info/libxkbfile1:amd64.list</text:p>
      <text:p text:style-name="P32">/var/lib/dpkg/info/libxkbfile1:amd64.md5sums</text:p>
      <text:p text:style-name="P32">/var/lib/dpkg/info/libxkbfile1:amd64.postinst</text:p>
      <text:p text:style-name="P32">/var/lib/dpkg/info/libxkbfile1:amd64.postrm</text:p>
      <text:p text:style-name="P32">/var/lib/dpkg/info/libxkbfile1:amd64.shlibs</text:p>
      <text:p text:style-name="P32">hduser@ubuntu:~/anitta$ </text:p>
      <text:p text:style-name="P32"/>
      <text:p text:style-name="P32">5. <text:span text:style-name="T9">searches in the current directory and below it, for file and directories with names starting with filename</text:span></text:p>
      <text:p text:style-name="P32"/>
      <text:p text:style-name="P33">hduser@ubuntu:~/anitta$ <text:span text:style-name="T4">find -name file3</text:span></text:p>
      <text:p text:style-name="P33">./file3</text:p>
      <text:p text:style-name="P33">hduser@ubuntu:~/anitta$ find -name file1</text:p>
      <text:p text:style-name="P33">./file1</text:p>
      <text:p text:style-name="P33">hduser@ubuntu:~/anitta$ </text:p>
      <text:p text:style-name="P33"/>
      <text:p text:style-name="P33">6. searches for <text:s/>all the named processes, that matches with the pattern and, by default, return their ID</text:p>
      <text:p text:style-name="P33"/>
      <text:p text:style-name="P33">hduser@ubuntu:~/anitta$ <text:span text:style-name="T4">pgrep file</text:span></text:p>
      <text:p text:style-name="P33">3772</text:p>
      <text:p text:style-name="P33">4301</text:p>
      <text:p text:style-name="P33">hduser@ubuntu:~/anitta$ <text:s text:c="2"/></text:p>
      <text:p text:style-name="P32"/>
      <text:p text:style-name="P43">Network</text:p>
      <text:p text:style-name="P33"/>
      <text:p text:style-name="P34">1. ping host and output results</text:p>
      <text:p text:style-name="P34"><text:soft-page-break/>hduser@ubuntu:~/anitta$ <text:span text:style-name="T4">ifconfig</text:span></text:p>
      <text:p text:style-name="P34">ens33 <text:s text:c="4"/>Link encap:Ethernet <text:s/>HWaddr 00:0c:29:31:c0:c8 <text:s/></text:p>
      <text:p text:style-name="P34"><text:s text:c="10"/>inet addr:192.168.116.128 <text:s/>Bcast:192.168.116.255 <text:s/>Mask:255.255.255.0</text:p>
      <text:p text:style-name="P34"><text:s text:c="10"/>inet6 addr: fe80::b279:e4ce:fc86:42ca/64 Scope:Link</text:p>
      <text:p text:style-name="P34"><text:s text:c="10"/>UP BROADCAST RUNNING MULTICAST <text:s/>MTU:1500 <text:s/>Metric:1</text:p>
      <text:p text:style-name="P34"><text:s text:c="10"/>RX packets:399 errors:0 dropped:0 overruns:0 frame:0</text:p>
      <text:p text:style-name="P34"><text:s text:c="10"/>TX packets:2701 errors:0 dropped:0 overruns:0 carrier:0</text:p>
      <text:p text:style-name="P34"><text:s text:c="10"/>collisions:0 txqueuelen:1000 </text:p>
      <text:p text:style-name="P34"><text:s text:c="10"/>RX bytes:33444 (33.4 KB) <text:s/>TX bytes:218455 (218.4 KB)</text:p>
      <text:p text:style-name="P34"/>
      <text:p text:style-name="P34">lo <text:s text:c="7"/>Link encap:Local Loopback <text:s/></text:p>
      <text:p text:style-name="P34"><text:s text:c="10"/>inet addr:127.0.0.1 <text:s/>Mask:255.0.0.0</text:p>
      <text:p text:style-name="P34"><text:s text:c="10"/>inet6 addr: ::1/128 Scope:Host</text:p>
      <text:p text:style-name="P34"><text:s text:c="10"/>UP LOOPBACK RUNNING <text:s/>MTU:65536 <text:s/>Metric:1</text:p>
      <text:p text:style-name="P34"><text:s text:c="10"/>RX packets:2637 errors:0 dropped:0 overruns:0 frame:0</text:p>
      <text:p text:style-name="P34"><text:s text:c="10"/>TX packets:2637 errors:0 dropped:0 overruns:0 carrier:0</text:p>
      <text:p text:style-name="P34"><text:s text:c="10"/>collisions:0 txqueuelen:1 </text:p>
      <text:p text:style-name="P34"><text:s text:c="10"/>RX bytes:176861 (176.8 KB) <text:s/>TX bytes:176861 (176.8 KB)</text:p>
      <text:p text:style-name="P34"/>
      <text:p text:style-name="P34">hduser@ubuntu:~/anitta$ <text:span text:style-name="T4">ping 192.168.116.128</text:span></text:p>
      <text:p text:style-name="P34">PING 192.168.116.128 (192.168.116.128) 56(84) bytes of data.</text:p>
      <text:p text:style-name="P34">64 bytes from 192.168.116.128: icmp_seq=1 ttl=64 time=0.078 ms</text:p>
      <text:p text:style-name="P34">64 bytes from 192.168.116.128: icmp_seq=2 ttl=64 time=0.051 ms</text:p>
      <text:p text:style-name="P34">64 bytes from 192.168.116.128: icmp_seq=3 ttl=64 time=0.051 ms</text:p>
      <text:p text:style-name="P34">64 bytes from 192.168.116.128: icmp_seq=4 ttl=64 time=0.054 ms</text:p>
      <text:p text:style-name="P34">64 bytes from 192.168.116.128: icmp_seq=5 ttl=64 time=0.063 ms</text:p>
      <text:p text:style-name="P34">64 bytes from 192.168.116.128: icmp_seq=6 ttl=64 time=0.061 ms</text:p>
      <text:p text:style-name="P34">64 bytes from 192.168.116.128: icmp_seq=7 ttl=64 time=0.054 ms</text:p>
      <text:p text:style-name="P34">64 bytes from 192.168.116.128: icmp_seq=8 ttl=64 time=0.059 ms</text:p>
      <text:p text:style-name="P34">64 bytes from 192.168.116.128: icmp_seq=9 ttl=64 time=0.054 ms</text:p>
      <text:p text:style-name="P34">64 bytes from 192.168.116.128: icmp_seq=10 ttl=64 time=0.053 ms</text:p>
      <text:p text:style-name="P34">64 bytes from 192.168.116.128: icmp_seq=11 ttl=64 time=0.062 ms</text:p>
      <text:p text:style-name="P34">64 bytes from 192.168.116.128: icmp_seq=12 ttl=64 time=0.059 ms</text:p>
      <text:p text:style-name="P34">64 bytes from 192.168.116.128: icmp_seq=13 ttl=64 time=0.062 ms</text:p>
      <text:p text:style-name="P34">64 bytes from 192.168.116.128: icmp_seq=14 ttl=64 time=0.061 ms</text:p>
      <text:p text:style-name="P34">64 bytes from 192.168.116.128: icmp_seq=15 ttl=64 time=0.064 ms</text:p>
      <text:p text:style-name="P34">64 bytes from 192.168.116.128: icmp_seq=16 ttl=64 time=0.059 ms</text:p>
      <text:p text:style-name="P34">64 bytes from 192.168.116.128: icmp_seq=17 ttl=64 time=0.061 ms</text:p>
      <text:p text:style-name="P34">64 bytes from 192.168.116.128: icmp_seq=18 ttl=64 time=0.062 ms</text:p>
      <text:p text:style-name="P34">^Z</text:p>
      <text:p text:style-name="P34">[3]+ <text:s/>Stopped <text:s text:c="16"/>ping 192.168.116.128</text:p>
      <text:p text:style-name="P34">hduser@ubuntu:~/anitta$ </text:p>
      <text:p text:style-name="P34"/>
      <text:p text:style-name="P34">2. get who is information for domains</text:p>
      <text:p text:style-name="P34"/>
      <text:p text:style-name="P35">hduser@ubuntu:~/anitta$ <text:span text:style-name="T4">whois domain</text:span></text:p>
      <text:p text:style-name="P35">No whois server is known for this kind of object.</text:p>
      <text:p text:style-name="P35"><text:soft-page-break/>hduser@ubuntu:~/anitta$ </text:p>
      <text:p text:style-name="P34"/>
      <text:p text:style-name="P35">3. get DNS information for domain</text:p>
      <text:p text:style-name="P35"/>
      <text:p text:style-name="P35">hduser@ubuntu:~/anitta$ <text:span text:style-name="T4">dig domain</text:span></text:p>
      <text:p text:style-name="P35"/>
      <text:p text:style-name="P35">; &lt;&lt;&gt;&gt; DiG 9.10.3-P4-Ubuntu &lt;&lt;&gt;&gt; domain</text:p>
      <text:p text:style-name="P35">;; global options: +cmd</text:p>
      <text:p text:style-name="P35">;; Got answer:</text:p>
      <text:p text:style-name="P35">;; -&gt;&gt;HEADER&lt;&lt;- opcode: QUERY, status: NXDOMAIN, id: 42324</text:p>
      <text:p text:style-name="P35">;; flags: qr rd ra; QUERY: 1, ANSWER: 0, AUTHORITY: 1, ADDITIONAL: 1</text:p>
      <text:p text:style-name="P35"/>
      <text:p text:style-name="P35">;; OPT PSEUDOSECTION:</text:p>
      <text:p text:style-name="P35">; EDNS: version: 0, flags:; MBZ: 0005 , udp: 1280</text:p>
      <text:p text:style-name="P35">;; QUESTION SECTION:</text:p>
      <text:p text:style-name="P35">;domain.<text:tab/><text:tab/><text:tab/><text:tab/>IN<text:tab/>A</text:p>
      <text:p text:style-name="P35"/>
      <text:p text:style-name="P35">;; AUTHORITY SECTION:</text:p>
      <text:p text:style-name="P35">.<text:tab/><text:tab/><text:tab/>5<text:tab/>IN<text:tab/>SOA<text:tab/>a.root-servers.net. nstld.verisign-grs.com. 2017021900 1800 900 604800 86400</text:p>
      <text:p text:style-name="P35"/>
      <text:p text:style-name="P35">;; Query time: 3261 msec</text:p>
      <text:p text:style-name="P35">;; SERVER: 127.0.1.1#53(127.0.1.1)</text:p>
      <text:p text:style-name="P35">;; WHEN: Sun Feb 19 19:19:26 IST 2017</text:p>
      <text:p text:style-name="P35">;; MSG SIZE <text:s/>rcvd: 110</text:p>
      <text:p text:style-name="P35"/>
      <text:p text:style-name="P35">hduser@ubuntu:~/anitta$ </text:p>
      <text:p text:style-name="P35"/>
      <text:p text:style-name="P35">4. Reverse lookup host</text:p>
      <text:p text:style-name="P35"/>
      <text:p text:style-name="P35">hduser@ubuntu:~/anitta$ <text:span text:style-name="T4">dig -x 192.168.116.128</text:span></text:p>
      <text:p text:style-name="P35"/>
      <text:p text:style-name="P35">; &lt;&lt;&gt;&gt; DiG 9.10.3-P4-Ubuntu &lt;&lt;&gt;&gt; -x 192.168.116.128</text:p>
      <text:p text:style-name="P35">;; global options: +cmd</text:p>
      <text:p text:style-name="P35">;; Got answer:</text:p>
      <text:p text:style-name="P35">;; -&gt;&gt;HEADER&lt;&lt;- opcode: QUERY, status: NXDOMAIN, id: 64838</text:p>
      <text:p text:style-name="P35">;; flags: qr rd ra; QUERY: 1, ANSWER: 0, AUTHORITY: 1, ADDITIONAL: 1</text:p>
      <text:p text:style-name="P35"/>
      <text:p text:style-name="P35">;; OPT PSEUDOSECTION:</text:p>
      <text:p text:style-name="P35">; EDNS: version: 0, flags:; MBZ: 0005 , udp: 1280</text:p>
      <text:p text:style-name="P35">;; QUESTION SECTION:</text:p>
      <text:p text:style-name="P35">;128.116.168.192.in-addr.arpa.<text:tab/>IN<text:tab/>PTR</text:p>
      <text:p text:style-name="P35"/>
      <text:p text:style-name="P35">;; AUTHORITY SECTION:</text:p>
      <text:p text:style-name="P35">168.192.in-addr.arpa.<text:tab/>5<text:tab/>IN<text:tab/>SOA<text:tab/>prisoner.iana.org. hostmaster.root-servers.org. 2002040800 1800 900 604800 604800</text:p>
      <text:p text:style-name="P35"/>
      <text:p text:style-name="P35"><text:soft-page-break/>;; Query time: 3207 msec</text:p>
      <text:p text:style-name="P35">;; SERVER: 127.0.1.1#53(127.0.1.1)</text:p>
      <text:p text:style-name="P35">;; WHEN: Sun Feb 19 19:20:41 IST 2017</text:p>
      <text:p text:style-name="P35">;; MSG SIZE <text:s/>rcvd: 134</text:p>
      <text:p text:style-name="P35"/>
      <text:p text:style-name="P35">hduser@ubuntu:~/anitta$ </text:p>
      <text:p text:style-name="P35"/>
      <text:p text:style-name="P35">5. Download file.</text:p>
      <text:p text:style-name="P35"/>
      <text:p text:style-name="P22">Wget file name/address</text:p>
      <text:p text:style-name="P35"/>
      <text:p text:style-name="P35">6. continue a stopped download</text:p>
      <text:p text:style-name="P35"/>
      <text:p text:style-name="P22">wget -c file</text:p>
      <text:p text:style-name="P35"/>
      <text:p text:style-name="P35">Compression</text:p>
      <text:p text:style-name="P35"/>
      <text:p text:style-name="P35">1. <text:s/>create tar named file.tar containing file1lin</text:p>
      <text:p text:style-name="P35"/>
      <text:p text:style-name="P35">hduser@ubuntu:~/anitta$ tar cf <text:span text:style-name="T4">file.tar file3</text:span></text:p>
      <text:p text:style-name="P35">hduser@ubuntu:~/anitta$ ls</text:p>
      <text:p text:style-name="P35">file1 <text:s/>file1link <text:s/>file3 <text:s/>file3.tar <text:s/>file.tar <text:s/>newdir</text:p>
      <text:p text:style-name="P35">hduser@ubuntu:~/anitta$ rm file.tar</text:p>
      <text:p text:style-name="P35">hduser@ubuntu:~/anitta$ ls</text:p>
      <text:p text:style-name="P35">file1 <text:s/>file1link <text:s/>file3 <text:s/>file3.tar <text:s/>newdir</text:p>
      <text:p text:style-name="P35">hduser@ubuntu:~/anitta$ </text:p>
      <text:p text:style-name="P35"/>
      <text:p text:style-name="P35">2. Extract the files from file.tar</text:p>
      <text:p text:style-name="P35"/>
      <text:p text:style-name="P35">hduser@ubuntu:~/anitta$ tar xf file3.tar </text:p>
      <text:p text:style-name="P35">hduser@ubuntu:~/anitta$ ls</text:p>
      <text:p text:style-name="P35">file1 <text:s/>file1link <text:s/>file3 <text:s/>file3.tar <text:s/>newdir</text:p>
      <text:p text:style-name="P35">hduser@ubuntu:~/anitta$ </text:p>
      <text:p text:style-name="P35"/>
      <text:p text:style-name="P35">3. create a tar with gzip compression</text:p>
      <text:p text:style-name="P35"/>
      <text:p text:style-name="P36">hduser@ubuntu:~/anitta$ <text:span text:style-name="T4">tar czf file.tar.gz file3</text:span></text:p>
      <text:p text:style-name="P36">hduser@ubuntu:~/anitta$ ls</text:p>
      <text:p text:style-name="P36">file1 <text:s/>file1link <text:s/>file3 <text:s/>file3.tar <text:s/>file.tar.gz <text:s/>newdir</text:p>
      <text:p text:style-name="P36">hduser@ubuntu:~/anitta$ </text:p>
      <text:p text:style-name="P36"/>
      <text:p text:style-name="P36"/>
      <text:p text:style-name="P36">4. <text:span text:style-name="T10">Extract </text:span>a tar<text:span text:style-name="T10"> file </text:span>using gzip</text:p>
      <text:p text:style-name="P36"/>
      <text:p text:style-name="P36">hduser@ubuntu:~/anitta$ tar xzf file.tar.gz</text:p>
      <text:p text:style-name="P36">hduser@ubuntu:~/anitta$ ls</text:p>
      <text:p text:style-name="P36">file1 <text:s/>file1link <text:s/>file3 <text:s/>file3.tar <text:s/>file.tar.gz <text:s/>newdir</text:p>
      <text:p text:style-name="P36"><text:soft-page-break/>hduser@ubuntu:~/anitta$ </text:p>
      <text:p text:style-name="P36"/>
      <text:p text:style-name="P36">5. <text:span text:style-name="T11">compress file and rename it to file.gz</text:span></text:p>
      <text:p text:style-name="P36"/>
      <text:p text:style-name="P37">hduser@ubuntu:~/anitta$ <text:span text:style-name="T4">gzip file3</text:span></text:p>
      <text:p text:style-name="P37">hduser@ubuntu:~/anitta$ ls</text:p>
      <text:p text:style-name="P37">file1 <text:s/>file1link <text:s/>file3.gz <text:s/>file3.tar <text:s/>file.tar.gz <text:s/>newdir</text:p>
      <text:p text:style-name="P37"/>
      <text:p text:style-name="P37">6.Decopmress file.gz back to file</text:p>
      <text:p text:style-name="P37"/>
      <text:p text:style-name="P37">hduser@ubuntu:~/anitta$ <text:span text:style-name="T4">gzip -d file3.gz</text:span></text:p>
      <text:p text:style-name="P37">hduser@ubuntu:~/anitta$ ls</text:p>
      <text:p text:style-name="P37">file1 <text:s/>file1link <text:s/>file3 <text:s/>file3.tar <text:s/>file.tar.gz <text:s/>newdir</text:p>
      <text:p text:style-name="P37">hduser@ubuntu:~/anitta$ </text:p>
      <text:p text:style-name="P37"/>
      <text:p text:style-name="P20">Shortcuts </text:p>
      <text:p text:style-name="P15"/>
      <text:p text:style-name="P39">1. Halts the current commands</text:p>
      <text:p text:style-name="P39"/>
      <text:p text:style-name="P39">hduser@ubuntu:~/anitta$ <text:span text:style-name="T4">^C</text:span></text:p>
      <text:p text:style-name="P39"/>
      <text:p text:style-name="P39">2. stops the current running commands</text:p>
      <text:p text:style-name="P39"/>
      <text:p text:style-name="P40">hduser@ubuntu:~/anitta$ ping 192.168.116.128</text:p>
      <text:p text:style-name="P40">PING 192.168.116.128 (192.168.116.128) 56(84) bytes of data.</text:p>
      <text:p text:style-name="P40">64 bytes from 192.168.116.128: icmp_seq=1 ttl=64 time=0.044 ms</text:p>
      <text:p text:style-name="P40">64 bytes from 192.168.116.128: icmp_seq=2 ttl=64 time=0.049 ms</text:p>
      <text:p text:style-name="P40">64 bytes from 192.168.116.128: icmp_seq=3 ttl=64 time=0.062 ms</text:p>
      <text:p text:style-name="P40">64 bytes from 192.168.116.128: icmp_seq=4 ttl=64 time=0.057 ms</text:p>
      <text:p text:style-name="P40">64 bytes from 192.168.116.128: icmp_seq=5 ttl=64 time=0.055 ms</text:p>
      <text:p text:style-name="P40">64 bytes from 192.168.116.128: icmp_seq=6 ttl=64 time=0.062 ms</text:p>
      <text:p text:style-name="P40">64 bytes from 192.168.116.128: icmp_seq=7 ttl=64 time=0.060 ms</text:p>
      <text:p text:style-name="P40">^Z</text:p>
      <text:p text:style-name="P40">[4]+ <text:s/>Stopped <text:s text:c="16"/>ping 192.168.116.128</text:p>
      <text:p text:style-name="P40">hduser@ubuntu:~/anitta$ ^C</text:p>
      <text:p text:style-name="P40">hduser@ubuntu:~/anitta$ </text:p>
      <text:p text:style-name="P39"/>
      <text:p text:style-name="P39">3. Logout the current session, similar to exit</text:p>
      <text:p text:style-name="P39"/>
      <text:p text:style-name="P41">ctrl+d</text:p>
      <text:p text:style-name="P40"/>
      <text:p text:style-name="P40">4. Erases one word in the recent commands</text:p>
      <text:p text:style-name="P40"/>
      <text:p text:style-name="P40">hduser@ubuntu:~/anitta$ ping 192.168.116.128</text:p>
      <text:p text:style-name="P40">PING 192.168.116.128 (192.168.116.128) 56(84) bytes of data.</text:p>
      <text:p text:style-name="P40">64 bytes from 192.168.116.128: icmp_seq=1 ttl=64 time=0.044 ms</text:p>
      <text:p text:style-name="P40">64 bytes from 192.168.116.128: icmp_seq=2 ttl=64 time=0.049 ms</text:p>
      <text:p text:style-name="P40"><text:soft-page-break/>64 bytes from 192.168.116.128: icmp_seq=3 ttl=64 time=0.062 ms</text:p>
      <text:p text:style-name="P40">64 bytes from 192.168.116.128: icmp_seq=4 ttl=64 time=0.057 ms</text:p>
      <text:p text:style-name="P40">64 bytes from 192.168.116.128: icmp_seq=5 ttl=64 time=0.055 ms</text:p>
      <text:p text:style-name="P40">64 bytes from 192.168.116.128: icmp_seq=6 ttl=64 time=0.062 ms</text:p>
      <text:p text:style-name="P40">64 bytes from 192.168.116.128: icmp_seq=7 ttl=64 time=0.060 ms</text:p>
      <text:p text:style-name="P40">^Z</text:p>
      <text:p text:style-name="P40">[4]+ <text:s/>Stopped <text:s text:c="16"/>ping 192.168.116.128</text:p>
      <text:p text:style-name="P40"/>
      <text:p text:style-name="P42">ctrl+w</text:p>
      <text:p text:style-name="P40">hcduser@ubuntu:~/anitta$ ping </text:p>
      <text:p text:style-name="P40"/>
      <text:p text:style-name="P40"/>
      <text:p text:style-name="P40">5. Erase the whole line</text:p>
      <text:p text:style-name="P40"/>
      <text:p text:style-name="P41">ctrl+u</text:p>
      <text:p text:style-name="P40"/>
      <text:p text:style-name="P40">6. Type to bring up a recent commands</text:p>
      <text:p text:style-name="P40"/>
      <text:p text:style-name="P41">ctrl+r</text:p>
      <text:p text:style-name="P40">hduser@ubuntu:~/anitta$ ping 192.168.116.128</text:p>
      <text:p text:style-name="P40">PING 192.168.116.128 (192.168.116.128) 56(84) bytes of data.</text:p>
      <text:p text:style-name="P40">64 bytes from 192.168.116.128: icmp_seq=1 ttl=64 time=0.048 ms</text:p>
      <text:p text:style-name="P40">64 bytes from 192.168.116.128: icmp_seq=2 ttl=64 time=0.047 ms</text:p>
      <text:p text:style-name="P40">64 bytes from 192.168.116.128: icmp_seq=3 ttl=64 time=0.059 ms</text:p>
      <text:p text:style-name="P40">64 bytes from 192.168.116.128: icmp_seq=4 ttl=64 time=0.057 ms</text:p>
      <text:p text:style-name="P40">^Z</text:p>
      <text:p text:style-name="P40">[5]+ <text:s/>Stopped <text:s text:c="16"/>ping 192.168.116.128</text:p>
      <text:p text:style-name="P40">(reverse-i-search)`': ^C</text:p>
      <text:p text:style-name="P40">(reverse-i-search)`': ^C</text:p>
      <text:p text:style-name="P40">hduser@ubuntu:~/anitta$ </text:p>
      <text:p text:style-name="P40"/>
      <text:p text:style-name="P40">7. repeat the last commands</text:p>
      <text:p text:style-name="P40"/>
      <text:p text:style-name="P40">hduser@ubuntu:~/anitta$ ls</text:p>
      <text:p text:style-name="P40">file1 <text:s/>file1link <text:s/>file3 <text:s/>file3.tar <text:s/>file.tar.gz <text:s/>newdir</text:p>
      <text:p text:style-name="P40">hduser@ubuntu:~/anitta$ <text:span text:style-name="T4">!!</text:span></text:p>
      <text:p text:style-name="P40">ls</text:p>
      <text:p text:style-name="P40">file1 <text:s/>file1link <text:s/>file3 <text:s/>file3.tar <text:s/>file.tar.gz <text:s/>newdir</text:p>
      <text:p text:style-name="P40">hduser@ubuntu:~/anitta$ </text:p>
      <text:p text:style-name="P40"/>
      <text:p text:style-name="P40">8. logout the current session</text:p>
      <text:p text:style-name="P40"/>
      <text:p text:style-name="P40">hduser@ubuntu:~/anitta$<text:span text:style-name="T4"> exit</text:span></text:p>
      <text:p text:style-name="P40">exit</text:p>
      <text:p text:style-name="P40">There are stopped jobs.</text:p>
      <text:p text:style-name="P40">hduser@ubuntu:~/anitta$ </text:p>
      <text:p text:style-name="P40"/>
      <text:p text:style-name="P40"><text:soft-page-break/>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color="#800000" style:text-position="0% 100%" fo:font-size="10pt" fo:font-style="normal" style:text-underline-style="none" fo:font-weight="bold" officeooo:rsid="001f918b" officeooo:paragraph-rsid="001f918b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<text:tab/><text:tab/><text:span text:style-name="MT1">Linux Command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1:04:36.647116562</meta:creation-date>
    <dc:date>2017-02-19T20:04:30.987374857</dc:date>
    <meta:editing-duration>PT20M4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1" meta:paragraph-count="749" meta:word-count="3243" meta:character-count="25267" meta:non-whitespace-character-count="20265"/>
  </office:meta>
</office:document-meta>
</file>